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1cm"/>
    </style:style>
    <style:style style:name="co2" style:family="table-column">
      <style:table-column-properties fo:break-before="auto" style:column-width="4.607cm"/>
    </style:style>
    <style:style style:name="co3" style:family="table-column">
      <style:table-column-properties fo:break-before="auto" style:column-width="2.097cm"/>
    </style:style>
    <style:style style:name="co4" style:family="table-column">
      <style:table-column-properties fo:break-before="auto" style:column-width="3.096cm"/>
    </style:style>
    <style:style style:name="co5" style:family="table-column">
      <style:table-column-properties fo:break-before="auto" style:column-width="5.059cm"/>
    </style:style>
    <style:style style:name="co6" style:family="table-column">
      <style:table-column-properties fo:break-before="auto" style:column-width="4.062cm"/>
    </style:style>
    <style:style style:name="co7" style:family="table-column">
      <style:table-column-properties fo:break-before="auto" style:column-width="2.792cm"/>
    </style:style>
    <style:style style:name="co8" style:family="table-column">
      <style:table-column-properties fo:break-before="auto" style:column-width="2.598cm"/>
    </style:style>
    <style:style style:name="co9" style:family="table-column">
      <style:table-column-properties fo:break-before="auto" style:column-width="3.013cm"/>
    </style:style>
    <style:style style:name="co10" style:family="table-column">
      <style:table-column-properties fo:break-before="auto" style:column-width="2.847cm"/>
    </style:style>
    <style:style style:name="co11" style:family="table-column">
      <style:table-column-properties fo:break-before="auto" style:column-width="4.036cm"/>
    </style:style>
    <style:style style:name="co12" style:family="table-column">
      <style:table-column-properties fo:break-before="auto" style:column-width="3.233cm"/>
    </style:style>
    <style:style style:name="co13" style:family="table-column">
      <style:table-column-properties fo:break-before="auto" style:column-width="3.35cm"/>
    </style:style>
    <style:style style:name="co14" style:family="table-column">
      <style:table-column-properties fo:break-before="auto" style:column-width="2.658cm"/>
    </style:style>
    <style:style style:name="co15" style:family="table-column">
      <style:table-column-properties fo:break-before="auto" style:column-width="1.995cm"/>
    </style:style>
    <style:style style:name="co16" style:family="table-column">
      <style:table-column-properties fo:break-before="auto" style:column-width="4.096cm"/>
    </style:style>
    <style:style style:name="co17" style:family="table-column">
      <style:table-column-properties fo:break-before="auto" style:column-width="3.627cm"/>
    </style:style>
    <style:style style:name="co18" style:family="table-column">
      <style:table-column-properties fo:break-before="auto" style:column-width="5.225cm"/>
    </style:style>
    <style:style style:name="co19" style:family="table-column">
      <style:table-column-properties fo:break-before="auto" style:column-width="3.455cm"/>
    </style:style>
    <style:style style:name="co20" style:family="table-column">
      <style:table-column-properties fo:break-before="auto" style:column-width="2.958cm"/>
    </style:style>
    <style:style style:name="co21" style:family="table-column">
      <style:table-column-properties fo:break-before="auto" style:column-width="2.327cm"/>
    </style:style>
    <style:style style:name="co22" style:family="table-column">
      <style:table-column-properties fo:break-before="auto" style:column-width="3.399cm"/>
    </style:style>
    <style:style style:name="co23" style:family="table-column">
      <style:table-column-properties fo:break-before="auto" style:column-width="4.422cm"/>
    </style:style>
    <style:style style:name="co24" style:family="table-column">
      <style:table-column-properties fo:break-before="auto" style:column-width="4.313cm"/>
    </style:style>
    <style:style style:name="co25" style:family="table-column">
      <style:table-column-properties fo:break-before="auto" style:column-width="2.051cm"/>
    </style:style>
    <style:style style:name="co26" style:family="table-column">
      <style:table-column-properties fo:break-before="auto" style:column-width="4.008cm"/>
    </style:style>
    <style:style style:name="co27" style:family="table-column">
      <style:table-column-properties fo:break-before="auto" style:column-width="1.774cm"/>
    </style:style>
    <style:style style:name="co28" style:family="table-column">
      <style:table-column-properties fo:break-before="auto" style:column-width="2.902cm"/>
    </style:style>
    <style:style style:name="co29" style:family="table-column">
      <style:table-column-properties fo:break-before="auto" style:column-width="2.935cm"/>
    </style:style>
    <style:style style:name="co30" style:family="table-column">
      <style:table-column-properties fo:break-before="auto" style:column-width="2.161cm"/>
    </style:style>
    <style:style style:name="co31" style:family="table-column">
      <style:table-column-properties fo:break-before="auto" style:column-width="2.258cm"/>
    </style:style>
    <style:style style:name="co32" style:family="table-column">
      <style:table-column-properties fo:break-before="auto" style:column-width="2.466cm"/>
    </style:style>
    <style:style style:name="co33" style:family="table-column">
      <style:table-column-properties fo:break-before="auto" style:column-width="6.142cm"/>
    </style:style>
    <style:style style:name="ro1" style:family="table-row">
      <style:table-row-properties style:row-height="2.08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PageStyle_5f_2013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order-bottom="0.74pt solid #666699" fo:background-color="#0066cc" style:diagonal-bl-tr="none" style:diagonal-tl-br="none" style:text-align-source="fix" style:repeat-content="false" fo:wrap-option="no-wrap" fo:border-left="0.74pt solid #666699" style:direction="ltr" fo:padding="0.071cm" fo:border-right="0.74pt solid #008080" style:rotation-angle="0" style:rotation-align="none" style:shrink-to-fit="false" fo:border-top="0.74pt solid #666699" style:vertical-align="automatic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666699" fo:background-color="#0066cc" style:diagonal-bl-tr="none" style:diagonal-tl-br="none" style:text-align-source="value-type" style:repeat-content="false" fo:wrap-option="no-wrap" fo:border-left="0.74pt solid #666699" style:direction="ltr" fo:padding="0.071cm" fo:border-right="0.74pt solid #008080" style:rotation-angle="0" style:rotation-align="none" style:shrink-to-fit="false" fo:border-top="0.74pt solid #ccccff" style:vertical-align="middle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fo:padding="0.071cm"/>
    </style:style>
    <style:style style:name="ce5" style:family="table-cell" style:parent-style-name="Default" style:data-style-name="N100">
      <style:table-cell-properties style:glyph-orientation-vertical="0" fo:border-bottom="0.74pt solid #666699" fo:background-color="#0066cc" style:diagonal-bl-tr="none" style:diagonal-tl-br="none" style:text-align-source="fix" style:repeat-content="false" fo:wrap-option="no-wrap" fo:border-left="0.74pt solid #666699" style:direction="ltr" fo:padding="0.071cm" fo:border-right="0.74pt solid #008080" style:rotation-angle="0" style:rotation-align="none" style:shrink-to-fit="false" fo:border-top="0.74pt solid #ccccff" style:vertical-align="automatic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fo:border-bottom="0.74pt solid #969696" fo:background-color="#99ffff" style:diagonal-bl-tr="none" style:diagonal-tl-br="none" style:text-align-source="fix" style:repeat-content="false" fo:wrap-option="wrap" fo:border-left="0.74pt solid #666699" style:direction="ltr" fo:padding="0.071cm" fo:border-right="0.74pt solid #666699" style:rotation-angle="0" style:rotation-align="none" style:shrink-to-fit="false" fo:border-top="0.74pt solid #66669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 style:data-style-name="N3">
      <style:table-cell-properties style:glyph-orientation-vertical="0" fo:background-color="#dddddd" style:diagonal-bl-tr="none" style:diagonal-tl-br="none" style:text-align-source="fix" style:repeat-content="false" fo:wrap-option="no-wrap" fo:border="0.74pt solid #e3e3e3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 style:data-style-name="N3">
      <style:table-cell-properties style:glyph-orientation-vertical="0" fo:border-bottom="0.74pt solid #e3e3e3" fo:background-color="#dddddd" style:diagonal-bl-tr="none" style:diagonal-tl-br="none" style:text-align-source="fix" style:repeat-content="false" fo:wrap-option="no-wrap" fo:border-left="0.74pt solid #e3e3e3" style:direction="ltr" fo:padding="0.071cm" fo:border-right="0.74pt solid #e3e3e3" style:rotation-angle="0" style:rotation-align="none" style:shrink-to-fit="false" fo:border-top="0.74pt solid #ccccff" style:vertical-align="automatic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ackground-color="#dddddd" style:diagonal-bl-tr="none" style:diagonal-tl-br="none" style:text-align-source="fix" style:repeat-content="false" fo:wrap-option="no-wrap" fo:border="0.74pt solid #e3e3e3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0.74pt solid #e3e3e3" fo:background-color="#dddddd" style:diagonal-bl-tr="none" style:diagonal-tl-br="none" style:text-align-source="fix" style:repeat-content="false" fo:wrap-option="no-wrap" fo:border-left="0.74pt solid #e3e3e3" style:direction="ltr" fo:padding="0.071cm" fo:border-right="0.74pt solid #e3e3e3" style:rotation-angle="0" style:rotation-align="none" style:shrink-to-fit="false" fo:border-top="0.74pt solid #ccccff" style:vertical-align="automatic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ff99ff" style:diagonal-bl-tr="none" style:diagonal-tl-br="none" style:text-align-source="fix" style:repeat-content="false" fo:wrap-option="wrap" fo:border="0.74pt solid #ccccff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74pt solid #ccccff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74pt solid #ccccff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74pt solid #ccccff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74pt solid #ccccff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order-bottom="0.74pt solid #969696" fo:background-color="#33ff99" style:diagonal-bl-tr="none" style:diagonal-tl-br="none" style:text-align-source="fix" style:repeat-content="false" fo:wrap-option="wrap" fo:border-left="0.74pt solid #666699" style:direction="ltr" fo:padding="0.071cm" fo:border-right="0.74pt solid #666699" style:rotation-angle="0" style:rotation-align="none" style:shrink-to-fit="false" fo:border-top="0.74pt solid #66669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order-bottom="0.74pt solid #969696" fo:background-color="#0066cc" style:diagonal-bl-tr="none" style:diagonal-tl-br="none" style:text-align-source="fix" style:repeat-content="false" fo:wrap-option="wrap" fo:border-left="0.74pt solid #666699" style:direction="ltr" fo:padding="0.071cm" fo:border-right="0.74pt solid #666699" style:rotation-angle="0" style:rotation-align="none" style:shrink-to-fit="false" fo:border-top="0.74pt solid #666699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no-wrap" fo:border="0.74pt solid #e3e3e3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 style:data-style-name="N3">
      <style:table-cell-properties style:glyph-orientation-vertical="0" fo:border-bottom="0.74pt solid #e3e3e3" fo:background-color="#ccffcc" style:diagonal-bl-tr="none" style:diagonal-tl-br="none" style:text-align-source="fix" style:repeat-content="false" fo:wrap-option="no-wrap" fo:border-left="0.74pt solid #e3e3e3" style:direction="ltr" fo:padding="0.071cm" fo:border-right="0.74pt solid #e3e3e3" style:rotation-angle="0" style:rotation-align="none" style:shrink-to-fit="false" fo:border-top="0.74pt solid #ccccff" style:vertical-align="automatic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fo:border-bottom="0.74pt solid #969696" fo:background-color="#ffff00" style:diagonal-bl-tr="none" style:diagonal-tl-br="none" style:text-align-source="fix" style:repeat-content="false" fo:wrap-option="wrap" fo:border-left="0.74pt solid #666699" style:direction="ltr" fo:padding="0.071cm" fo:border-right="0.74pt solid #666699" style:rotation-angle="0" style:rotation-align="none" style:shrink-to-fit="false" fo:border-top="0.74pt solid #66669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1" style:family="table-cell" style:parent-style-name="Default" style:data-style-name="N134">
      <style:table-cell-properties style:glyph-orientation-vertical="0" fo:background-color="#ffff00" style:diagonal-bl-tr="none" style:diagonal-tl-br="none" style:text-align-source="fix" style:repeat-content="false" fo:wrap-option="no-wrap" fo:border="0.74pt solid #e3e3e3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0.74pt solid #969696" fo:background-color="#ffcccc" style:diagonal-bl-tr="none" style:diagonal-tl-br="none" style:text-align-source="fix" style:repeat-content="false" fo:wrap-option="wrap" fo:border-left="0.74pt solid #666699" style:direction="ltr" fo:padding="0.071cm" fo:border-right="0.74pt solid #666699" style:rotation-angle="0" style:rotation-align="none" style:shrink-to-fit="false" fo:border-top="0.74pt solid #66669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fo:border-bottom="0.74pt solid #969696" fo:background-color="#ffffff" style:diagonal-bl-tr="none" style:diagonal-tl-br="none" style:text-align-source="fix" style:repeat-content="false" fo:wrap-option="no-wrap" fo:border-left="0.74pt solid #666699" style:direction="ltr" fo:padding="0.071cm" fo:border-right="0.74pt solid #666699" style:rotation-angle="0" style:rotation-align="none" style:shrink-to-fit="false" fo:border-top="0.74pt solid #666699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order-bottom="0.74pt solid #969696" fo:background-color="#ffffff" style:diagonal-bl-tr="none" style:diagonal-tl-br="none" style:text-align-source="fix" style:repeat-content="false" fo:wrap-option="wrap" fo:border-left="0.74pt solid #666699" style:direction="ltr" fo:padding="0.071cm" fo:border-right="0.74pt solid #666699" style:rotation-angle="0" style:rotation-align="none" style:shrink-to-fit="false" fo:border-top="0.74pt solid #66669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Default" style:data-style-name="N100">
      <style:table-cell-properties style:glyph-orientation-vertical="0" fo:border-bottom="0.74pt solid #969696" fo:background-color="#ffcc00" style:diagonal-bl-tr="none" style:diagonal-tl-br="none" style:text-align-source="fix" style:repeat-content="false" fo:wrap-option="wrap" fo:border-left="0.74pt solid #666699" style:direction="ltr" fo:padding="0.071cm" fo:border-right="0.74pt solid #666699" style:rotation-angle="0" style:rotation-align="none" style:shrink-to-fit="false" fo:border-top="0.74pt solid #66669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order-bottom="0.74pt solid #969696" fo:background-color="#ffff00" style:diagonal-bl-tr="none" style:diagonal-tl-br="none" style:text-align-source="fix" style:repeat-content="false" fo:wrap-option="wrap" fo:border-left="0.74pt solid #666699" style:direction="ltr" fo:padding="0.071cm" fo:border-right="0.74pt solid #666699" style:rotation-angle="0" style:rotation-align="none" style:shrink-to-fit="false" fo:border-top="0.74pt solid #66669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" style:family="table-cell" style:parent-style-name="Default" style:data-style-name="N4">
      <style:table-cell-properties style:glyph-orientation-vertical="0" fo:background-color="#ffff00" style:diagonal-bl-tr="none" style:diagonal-tl-br="none" style:text-align-source="fix" style:repeat-content="false" fo:wrap-option="no-wrap" fo:border="0.74pt solid #e3e3e3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Table_20_du_20_pilote_20_-_20_Catégorie" style:data-style-name="N0">
      <style:table-cell-properties fo:border-bottom="0.99pt solid #000000" fo:background-color="#ffff00" fo:border-left="0.99pt solid #000000" fo:border-right="none" fo:border-top="none"/>
    </style:style>
    <style:style style:name="ce30" style:family="table-cell" style:parent-style-name="Table_20_du_20_pilote_20_-_20_Valeur" style:data-style-name="N2">
      <style:table-cell-properties fo:border-bottom="none" fo:background-color="#ffff00" fo:border-left="0.99pt solid #000000" fo:border-right="none" fo:border-top="0.99pt solid #000000"/>
    </style:style>
    <style:style style:name="ce31" style:family="table-cell" style:parent-style-name="Table_20_du_20_pilote_20_-_20_Catégorie" style:data-style-name="N0">
      <style:table-cell-properties fo:border-bottom="0.99pt solid #000000" fo:background-color="#ffff00" fo:border-left="none" fo:border-right="none" fo:border-top="none"/>
    </style:style>
    <style:style style:name="ce3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33%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2013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2" table:default-cell-style-name="Default"/>
        <table:table-column table:style-name="co31" table:default-cell-style-name="ce28"/>
        <table:table-column table:style-name="co27" table:number-columns-repeated="3" table:default-cell-style-name="ce28"/>
        <table:table-column table:style-name="co32" table:default-cell-style-name="Default"/>
        <table:table-column table:style-name="co27" table:number-columns-repeated="3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27" table:number-columns-repeated="981" table:default-cell-style-name="Default"/>
        <table:table-row table:style-name="ro1">
          <table:table-cell table:style-name="ce1" office:value-type="string" calcext:value-type="string">
            <text:p>siren_territoire</text:p>
          </table:table-cell>
          <table:table-cell table:style-name="ce1" office:value-type="string" calcext:value-type="string">
            <text:p>nom_territoire</text:p>
          </table:table-cell>
          <table:table-cell table:style-name="ce6" office:value-type="string" calcext:value-type="string">
            <text:p>emploi</text:p>
          </table:table-cell>
          <table:table-cell table:style-name="ce6" office:value-type="string" calcext:value-type="string">
            <text:p>paae</text:p>
          </table:table-cell>
          <table:table-cell table:style-name="ce6" office:value-type="string" calcext:value-type="string">
            <office:annotation draw:style-name="gr1" draw:text-style-name="P1" svg:width="2.899cm" svg:height="0.991cm" svg:x="15.707cm" svg:y="0cm" draw:caption-point-x="-0.61cm" draw:caption-point-y="0.01cm">
              <dc:date>2017-09-13T00:00:00</dc:date>
              <text:p text:style-name="P1"><text:span text:style-name="T1">indicateur_concentration</text:span></text:p>
            </office:annotation>
            <text:p>Indicateur de concentration d’emploi du territoire</text:p>
          </table:table-cell>
          <table:table-cell table:style-name="ce11" office:value-type="string" calcext:value-type="string">
            <office:annotation draw:style-name="gr2" draw:text-style-name="P1" svg:width="2.899cm" svg:height="0.669cm" svg:x="20.766cm" svg:y="0cm" draw:caption-point-x="-0.61cm" draw:caption-point-y="0.01cm">
              <dc:date>2017-09-13T00:00:00</dc:date>
              <text:p text:style-name="P1"><text:span text:style-name="T1">secteur1</text:span></text:p>
            </office:annotation>
            <text:p>NA5 Administration publique, enseignement, santé humaine et action sociale </text:p>
          </table:table-cell>
          <table:table-cell table:style-name="ce11" office:value-type="string" calcext:value-type="string">
            <office:annotation draw:style-name="gr2" draw:text-style-name="P1" svg:width="2.899cm" svg:height="0.669cm" svg:x="24.828cm" svg:y="0cm" draw:caption-point-x="-0.61cm" draw:caption-point-y="0.01cm">
              <dc:date>2017-09-13T00:00:00</dc:date>
              <text:p text:style-name="P1"><text:span text:style-name="T1">secteur2</text:span></text:p>
            </office:annotation>
            <text:p>NA5 Agriculture, sylviculture et pêche</text:p>
          </table:table-cell>
          <table:table-cell table:style-name="ce11" office:value-type="string" calcext:value-type="string">
            <office:annotation draw:style-name="gr2" draw:text-style-name="P1" svg:width="2.899cm" svg:height="0.669cm" svg:x="27.621cm" svg:y="0cm" draw:caption-point-x="-0.61cm" draw:caption-point-y="0.01cm">
              <dc:date>2017-09-13T00:00:00</dc:date>
              <text:p text:style-name="P1"><text:span text:style-name="T1">secteur3</text:span></text:p>
            </office:annotation>
            <text:p>NA5 Commerce, transports et services divers </text:p>
          </table:table-cell>
          <table:table-cell table:style-name="ce11" office:value-type="string" calcext:value-type="string">
            <office:annotation draw:style-name="gr2" draw:text-style-name="P1" svg:width="2.899cm" svg:height="0.669cm" svg:x="30.219cm" svg:y="0cm" draw:caption-point-x="-0.61cm" draw:caption-point-y="0.01cm">
              <dc:date>2017-09-13T00:00:00</dc:date>
              <text:p text:style-name="P1"><text:span text:style-name="T1">secteur4</text:span></text:p>
            </office:annotation>
            <text:p>NA5 Construction</text:p>
          </table:table-cell>
          <table:table-cell table:style-name="ce11" office:value-type="string" calcext:value-type="string">
            <office:annotation draw:style-name="gr2" draw:text-style-name="P1" svg:width="2.899cm" svg:height="0.669cm" svg:x="33.231cm" svg:y="0cm" draw:caption-point-x="-0.61cm" draw:caption-point-y="0.01cm">
              <dc:date>2017-09-13T00:00:00</dc:date>
              <text:p text:style-name="P1"><text:span text:style-name="T1">secteur5</text:span></text:p>
            </office:annotation>
            <text:p>NA5 Industrie manufacturière, industries extractives et autres </text:p>
          </table:table-cell>
          <table:table-cell table:style-name="ce16" office:value-type="string" calcext:value-type="string">
            <office:annotation draw:style-name="gr2" draw:text-style-name="P1" svg:width="2.899cm" svg:height="0.669cm" svg:x="36.078cm" svg:y="0cm" draw:caption-point-x="-0.61cm" draw:caption-point-y="0.01cm">
              <dc:date>2017-09-13T00:00:00</dc:date>
              <text:p text:style-name="P1"><text:span text:style-name="T1">nb_foyer</text:span></text:p>
            </office:annotation>
            <text:p>Nombre total de foyers fiscaux</text:p>
          </table:table-cell>
          <table:table-cell table:style-name="ce16" office:value-type="string" calcext:value-type="string">
            <office:annotation draw:style-name="gr2" draw:text-style-name="P1" svg:width="2.899cm" svg:height="0.669cm" svg:x="40.114cm" svg:y="0cm" draw:caption-point-x="-0.61cm" draw:caption-point-y="0.01cm">
              <dc:date>2017-09-13T00:00:00</dc:date>
              <text:p text:style-name="P1"><text:span text:style-name="T1">nb_foyer_impo</text:span></text:p>
            </office:annotation>
            <text:p>Nombre total de foyers fiscaux imposables</text:p>
          </table:table-cell>
          <table:table-cell table:style-name="ce16" office:value-type="string" calcext:value-type="string">
            <office:annotation draw:style-name="gr2" draw:text-style-name="P1" svg:width="2.899cm" svg:height="0.669cm" svg:x="43.347cm" svg:y="0cm" draw:caption-point-x="-0.61cm" draw:caption-point-y="0.01cm">
              <dc:date>2017-09-13T00:00:00</dc:date>
              <text:p text:style-name="P1"><text:span text:style-name="T1">part_foyer_impo</text:span></text:p>
            </office:annotation>
            <text:p>Par des ménages imposés</text:p>
          </table:table-cell>
          <table:table-cell table:style-name="ce17" office:value-type="string" calcext:value-type="string">
            <text:p>Actifs ayant emploi</text:p>
          </table:table-cell>
          <table:table-cell table:style-name="ce17" office:value-type="string" calcext:value-type="string">
            <text:p>Autres inactifs</text:p>
          </table:table-cell>
          <table:table-cell table:style-name="ce17" office:value-type="string" calcext:value-type="string">
            <text:p>Chômeurs</text:p>
          </table:table-cell>
          <table:table-cell table:style-name="ce17" office:value-type="string" calcext:value-type="string">
            <text:p>Elèv, étud, stag non rém</text:p>
          </table:table-cell>
          <table:table-cell table:style-name="ce17" office:value-type="string" calcext:value-type="string">
            <text:p>Fem ou hom au foyer</text:p>
          </table:table-cell>
          <table:table-cell table:style-name="ce17" office:value-type="string" calcext:value-type="string">
            <text:p>Retraités, préretraités</text:p>
          </table:table-cell>
          <table:table-cell table:style-name="ce20" office:value-type="string" calcext:value-type="string">
            <text:p>taux_pop_active</text:p>
          </table:table-cell>
          <table:table-cell table:style-name="ce20" office:value-type="string" calcext:value-type="string">
            <text:p>taux_chomage</text:p>
          </table:table-cell>
          <table:table-cell table:style-name="ce22" office:value-type="string" calcext:value-type="string">
            <office:annotation draw:style-name="gr2" draw:text-style-name="P1" svg:width="2.899cm" svg:height="0.669cm" svg:x="73.037cm" svg:y="0cm" draw:caption-point-x="-0.61cm" draw:caption-point-y="0.01cm">
              <dc:date>2017-09-13T00:00:00</dc:date>
              <text:p text:style-name="P1"><text:span text:style-name="T1">cat-socio1</text:span></text:p>
            </office:annotation>
            <text:p>Agric exploit</text:p>
          </table:table-cell>
          <table:table-cell table:style-name="ce22" office:value-type="string" calcext:value-type="string">
            <office:annotation draw:style-name="gr2" draw:text-style-name="P1" svg:width="2.899cm" svg:height="0.669cm" svg:x="76.436cm" svg:y="0cm" draw:caption-point-x="-0.61cm" draw:caption-point-y="0.01cm">
              <dc:date>2017-09-13T00:00:00</dc:date>
              <text:p text:style-name="P1"><text:span text:style-name="T1">cat-socio2</text:span></text:p>
            </office:annotation>
            <text:p>Artis, commerc, chefs ent</text:p>
          </table:table-cell>
          <table:table-cell table:style-name="ce22" office:value-type="string" calcext:value-type="string">
            <office:annotation draw:style-name="gr2" draw:text-style-name="P1" svg:width="2.899cm" svg:height="0.669cm" svg:x="80.858cm" svg:y="0cm" draw:caption-point-x="-0.61cm" draw:caption-point-y="0.01cm">
              <dc:date>2017-09-13T00:00:00</dc:date>
              <text:p text:style-name="P1"><text:span text:style-name="T1">cat-socio3</text:span></text:p>
            </office:annotation>
            <text:p>Autres pers sans act prof</text:p>
          </table:table-cell>
          <table:table-cell table:style-name="ce22" office:value-type="string" calcext:value-type="string">
            <office:annotation draw:style-name="gr2" draw:text-style-name="P1" svg:width="2.899cm" svg:height="0.669cm" svg:x="84.92cm" svg:y="0cm" draw:caption-point-x="-0.61cm" draw:caption-point-y="0.01cm">
              <dc:date>2017-09-13T00:00:00</dc:date>
              <text:p text:style-name="P1"><text:span text:style-name="T1">cat-socio4</text:span></text:p>
            </office:annotation>
            <text:p>Cadres, prof intellec sup</text:p>
          </table:table-cell>
          <table:table-cell table:style-name="ce22" office:value-type="string" calcext:value-type="string">
            <office:annotation draw:style-name="gr2" draw:text-style-name="P1" svg:width="2.899cm" svg:height="0.669cm" svg:x="89.233cm" svg:y="0cm" draw:caption-point-x="-0.61cm" draw:caption-point-y="0.01cm">
              <dc:date>2017-09-13T00:00:00</dc:date>
              <text:p text:style-name="P1"><text:span text:style-name="T1">cat-socio5</text:span></text:p>
            </office:annotation>
            <text:p>Employés</text:p>
          </table:table-cell>
          <table:table-cell table:style-name="ce22" office:value-type="string" calcext:value-type="string">
            <office:annotation draw:style-name="gr2" draw:text-style-name="P1" svg:width="2.899cm" svg:height="0.669cm" svg:x="91.285cm" svg:y="0cm" draw:caption-point-x="-0.61cm" draw:caption-point-y="0.01cm">
              <dc:date>2017-09-13T00:00:00</dc:date>
              <text:p text:style-name="P1"><text:span text:style-name="T1">cat-socio6</text:span></text:p>
            </office:annotation>
            <text:p>Ouvriers</text:p>
          </table:table-cell>
          <table:table-cell table:style-name="ce22" office:value-type="string" calcext:value-type="string">
            <office:annotation draw:style-name="gr2" draw:text-style-name="P1" svg:width="2.899cm" svg:height="0.669cm" svg:x="95.292cm" svg:y="0cm" draw:caption-point-x="-0.61cm" draw:caption-point-y="0.01cm">
              <dc:date>2017-09-13T00:00:00</dc:date>
              <text:p text:style-name="P1"><text:span text:style-name="T1">cat-socio7</text:span></text:p>
            </office:annotation>
            <text:p>Prof interméd</text:p>
          </table:table-cell>
          <table:table-cell table:style-name="ce24" office:value-type="string" calcext:value-type="string">
            <text:p>retraites</text:p>
          </table:table-cell>
          <table:table-cell table:style-name="ce25" office:value-type="string" calcext:value-type="string">
            <text:p>sans_diplome</text:p>
          </table:table-cell>
          <table:table-cell table:style-name="ce25" office:value-type="string" calcext:value-type="string">
            <text:p>niveau_cap_bep</text:p>
          </table:table-cell>
          <table:table-cell table:style-name="ce25" office:value-type="string" calcext:value-type="string">
            <text:p>niveau_bac</text:p>
          </table:table-cell>
          <table:table-cell table:style-name="ce25" office:value-type="string" calcext:value-type="string">
            <text:p>niveau_sup</text:p>
          </table:table-cell>
          <table:table-cell table:style-name="ce26" table:formula="of:=&quot;part_&quot;&amp;[.AD1]" office:value-type="string" office:string-value="part_sans_diplome" calcext:value-type="string">
            <text:p>part_sans_diplome</text:p>
          </table:table-cell>
          <table:table-cell table:style-name="ce26" table:formula="of:=&quot;part_&quot;&amp;[.AE1]" office:value-type="string" office:string-value="part_niveau_cap_bep" calcext:value-type="string">
            <text:p>part_niveau_cap_bep</text:p>
          </table:table-cell>
          <table:table-cell table:style-name="ce26" table:formula="of:=&quot;part_&quot;&amp;[.AF1]" office:value-type="string" office:string-value="part_niveau_bac" calcext:value-type="string">
            <text:p>part_niveau_bac</text:p>
          </table:table-cell>
          <table:table-cell table:style-name="ce26" table:formula="of:=&quot;part_&quot;&amp;[.AG1]" office:value-type="string" office:string-value="part_niveau_sup" calcext:value-type="string">
            <text:p>part_niveau_sup</text:p>
          </table:table-cell>
          <table:table-cell table:style-name="ce25" office:value-type="string" calcext:value-type="string">
            <text:p>ETI</text:p>
          </table:table-cell>
          <table:table-cell table:style-name="ce25" office:value-type="string" calcext:value-type="string">
            <text:p>GE</text:p>
          </table:table-cell>
          <table:table-cell table:style-name="ce25" office:value-type="string" calcext:value-type="string">
            <text:p>PME</text:p>
          </table:table-cell>
          <table:table-cell table:style-name="ce25" office:value-type="string" calcext:value-type="string">
            <text:p>NR</text:p>
          </table:table-cell>
          <table:table-cell table:style-name="ce25" office:value-type="string" calcext:value-type="string">
            <text:p>total_entreprise_hors_agriculture</text:p>
          </table:table-cell>
          <table:table-cell table:style-name="ce29" office:value-type="string" calcext:value-type="string">
            <office:annotation draw:style-name="gr2" draw:text-style-name="P1" svg:width="2.899cm" svg:height="0.669cm" svg:x="132.441cm" svg:y="0cm" draw:caption-point-x="-0.61cm" draw:caption-point-y="0.01cm">
              <dc:date>2017-09-13T00:00:00</dc:date>
              <text:p text:style-name="P1"><text:span text:style-name="T1">entreprise_eti</text:span></text:p>
            </office:annotation>
            <text:p>ETI</text:p>
          </table:table-cell>
          <table:table-cell table:style-name="ce31" office:value-type="string" calcext:value-type="string">
            <office:annotation draw:style-name="gr2" draw:text-style-name="P1" svg:width="2.899cm" svg:height="0.669cm" svg:x="134.216cm" svg:y="0cm" draw:caption-point-x="-0.61cm" draw:caption-point-y="0.01cm">
              <dc:date>2017-09-13T00:00:00</dc:date>
              <text:p text:style-name="P1"><text:span text:style-name="T1">entreprise_ge</text:span></text:p>
            </office:annotation>
            <text:p>GE</text:p>
          </table:table-cell>
          <table:table-cell table:style-name="ce31" office:value-type="string" calcext:value-type="string">
            <office:annotation draw:style-name="gr2" draw:text-style-name="P1" svg:width="2.899cm" svg:height="0.669cm" svg:x="135.99cm" svg:y="0cm" draw:caption-point-x="-0.61cm" draw:caption-point-y="0.01cm">
              <dc:date>2017-09-13T00:00:00</dc:date>
              <text:p text:style-name="P1"><text:span text:style-name="T1">entreprise_pme</text:span></text:p>
            </office:annotation>
            <text:p>PME</text:p>
          </table:table-cell>
          <table:table-cell table:style-name="ce31" office:value-type="string" calcext:value-type="string">
            <office:annotation draw:style-name="gr2" draw:text-style-name="P1" svg:width="2.899cm" svg:height="0.669cm" svg:x="137.765cm" svg:y="0cm" draw:caption-point-x="-0.61cm" draw:caption-point-y="0.01cm">
              <dc:date>2017-09-13T00:00:00</dc:date>
              <text:p text:style-name="P1"><text:span text:style-name="T1">entreprise_nr</text:span></text:p>
            </office:annotation>
            <text:p>NR</text:p>
          </table:table-cell>
          <table:table-cell table:style-name="ce32" table:number-columns-repeated="978"/>
        </table:table-row>
        <table:table-row table:style-name="ro2">
          <table:table-cell table:style-name="ce2" office:value-type="string" calcext:value-type="string">
            <text:p>200035665</text:p>
          </table:table-cell>
          <table:table-cell table:style-name="ce2" office:value-type="string" calcext:value-type="string">
            <text:p>CA Seine Eure</text:p>
          </table:table-cell>
          <table:table-cell table:style-name="ce7" office:value-type="float" office:value="30601.2199236519" calcext:value-type="float">
            <text:p>30 601</text:p>
          </table:table-cell>
          <table:table-cell table:style-name="ce7" office:value-type="float" office:value="26902.0623483822" calcext:value-type="float">
            <text:p>26 902</text:p>
          </table:table-cell>
          <table:table-cell table:style-name="ce9" office:value-type="float" office:value="113.750460940004" calcext:value-type="float">
            <text:p>113,75046094</text:p>
          </table:table-cell>
          <table:table-cell table:style-name="ce12" office:value-type="float" office:value="7118.782500575" calcext:value-type="float">
            <text:p>7 119</text:p>
          </table:table-cell>
          <table:table-cell table:style-name="ce12" office:value-type="float" office:value="289.7169885389" calcext:value-type="float">
            <text:p>290</text:p>
          </table:table-cell>
          <table:table-cell table:style-name="ce12" office:value-type="float" office:value="11390.3929616928" calcext:value-type="float">
            <text:p>11 390</text:p>
          </table:table-cell>
          <table:table-cell table:style-name="ce12" office:value-type="float" office:value="1748.4493910555" calcext:value-type="float">
            <text:p>1 748</text:p>
          </table:table-cell>
          <table:table-cell table:style-name="ce12" office:value-type="float" office:value="10053.8780817897" calcext:value-type="float">
            <text:p>10 054</text:p>
          </table:table-cell>
          <table:table-cell table:style-name="ce9" office:value-type="float" office:value="36543" calcext:value-type="float">
            <text:p>36543</text:p>
          </table:table-cell>
          <table:table-cell table:style-name="ce9" office:value-type="float" office:value="19252" calcext:value-type="float">
            <text:p>19252</text:p>
          </table:table-cell>
          <table:table-cell table:style-name="ce9" office:value-type="float" office:value="52.683140409928" calcext:value-type="float">
            <text:p>52,6831404099</text:p>
          </table:table-cell>
          <table:table-cell table:style-name="ce18" office:value-type="float" office:value="26976.5239442976" calcext:value-type="float">
            <text:p>26 977</text:p>
          </table:table-cell>
          <table:table-cell table:style-name="ce18" office:value-type="float" office:value="3129.6599424445" calcext:value-type="float">
            <text:p>3 130</text:p>
          </table:table-cell>
          <table:table-cell table:style-name="ce18" office:value-type="float" office:value="5142.5965099651" calcext:value-type="float">
            <text:p>5 143</text:p>
          </table:table-cell>
          <table:table-cell table:style-name="ce18" office:value-type="float" office:value="3775.2275541941" calcext:value-type="float">
            <text:p>3 775</text:p>
          </table:table-cell>
          <table:table-cell table:style-name="ce18" office:value-type="float" office:value="1906.1976708965" calcext:value-type="float">
            <text:p>1 906</text:p>
          </table:table-cell>
          <table:table-cell table:style-name="ce18" office:value-type="float" office:value="12285.3797160506" calcext:value-type="float">
            <text:p>12 285</text:p>
          </table:table-cell>
          <table:table-cell table:style-name="ce21" table:formula="of:=([.N2]+[.P2])/SUM([.N2:.R2])" office:value-type="float" office:value="0.784729027531622" calcext:value-type="float">
            <text:p>0,785</text:p>
          </table:table-cell>
          <table:table-cell table:style-name="ce21" table:formula="of:=[.P2]/([.N2]+[.P2])" office:value-type="float" office:value="0.160110128709412" calcext:value-type="float">
            <text:p>0,160</text:p>
          </table:table-cell>
          <table:table-cell table:style-name="ce18" office:value-type="float" office:value="156.6603040322" calcext:value-type="float">
            <text:p>157</text:p>
          </table:table-cell>
          <table:table-cell table:style-name="ce18" office:value-type="float" office:value="1530.4328095055" calcext:value-type="float">
            <text:p>1 530</text:p>
          </table:table-cell>
          <table:table-cell table:style-name="ce18" office:value-type="float" office:value="9288.0444409318" calcext:value-type="float">
            <text:p>9 288</text:p>
          </table:table-cell>
          <table:table-cell table:style-name="ce18" office:value-type="float" office:value="3580.274548115" calcext:value-type="float">
            <text:p>3 580</text:p>
          </table:table-cell>
          <table:table-cell table:style-name="ce18" office:value-type="float" office:value="8312.0114304301" calcext:value-type="float">
            <text:p>8 312</text:p>
          </table:table-cell>
          <table:table-cell table:style-name="ce18" office:value-type="float" office:value="10464.1279326247" calcext:value-type="float">
            <text:p>10 464</text:p>
          </table:table-cell>
          <table:table-cell table:style-name="ce18" office:value-type="float" office:value="7496.5417226403" calcext:value-type="float">
            <text:p>7 497</text:p>
          </table:table-cell>
          <table:table-cell table:style-name="ce18" office:value-type="float" office:value="12272.8748309659" calcext:value-type="float">
            <text:p>12 273</text:p>
          </table:table-cell>
          <table:table-cell table:style-name="ce7" office:value-type="float" office:value="18257.8234360436" calcext:value-type="float">
            <text:p>18 258</text:p>
          </table:table-cell>
          <table:table-cell table:style-name="ce7" office:value-type="float" office:value="12322.8831399629" calcext:value-type="float">
            <text:p>12 323</text:p>
          </table:table-cell>
          <table:table-cell table:style-name="ce7" office:value-type="float" office:value="7638.0962542088" calcext:value-type="float">
            <text:p>7 638</text:p>
          </table:table-cell>
          <table:table-cell table:style-name="ce7" office:value-type="float" office:value="9856.5521216225" calcext:value-type="float">
            <text:p>9 857</text:p>
          </table:table-cell>
          <table:table-cell table:style-name="ce27" table:formula="of:=[.AD2]/SUM([.$AD2:.$AG2])*100" office:value-type="float" office:value="37.9775114595293" calcext:value-type="float">
            <text:p>37,98</text:p>
          </table:table-cell>
          <table:table-cell table:style-name="ce27" table:formula="of:=[.AE2]/SUM([.$AD2:.$AG2])*100" office:value-type="float" office:value="25.6324329842349" calcext:value-type="float">
            <text:p>25,63</text:p>
          </table:table-cell>
          <table:table-cell table:style-name="ce27" table:formula="of:=[.AF2]/SUM([.$AD2:.$AG2])*100" office:value-type="float" office:value="15.8877584197989" calcext:value-type="float">
            <text:p>15,89</text:p>
          </table:table-cell>
          <table:table-cell table:style-name="ce27" table:formula="of:=[.AG2]/SUM([.$AD2:.$AG2])*100" office:value-type="float" office:value="20.5022971364369" calcext:value-type="float">
            <text:p>20,50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3717" calcext:value-type="float">
            <text:p>3 717</text:p>
          </table:table-cell>
          <table:table-cell table:style-name="ce7" office:value-type="float" office:value="2564" calcext:value-type="float">
            <text:p>2 564</text:p>
          </table:table-cell>
          <table:table-cell table:style-name="ce7" office:value-type="float" office:value="6557" calcext:value-type="float">
            <text:p>6 557</text:p>
          </table:table-cell>
          <table:table-cell table:style-name="ce30" table:formula="of:=[.AL2]/[.$AP2]*100" office:value-type="float" office:value="2.5621473234711" calcext:value-type="float">
            <text:p>2,56</text:p>
          </table:table-cell>
          <table:table-cell table:style-name="ce30" table:formula="of:=[.AM2]/[.$AP2]*100" office:value-type="float" office:value="1.64709470794571" calcext:value-type="float">
            <text:p>1,65</text:p>
          </table:table-cell>
          <table:table-cell table:style-name="ce30" table:formula="of:=[.AN2]/[.$AP2]*100" office:value-type="float" office:value="56.6875095317981" calcext:value-type="float">
            <text:p>56,69</text:p>
          </table:table-cell>
          <table:table-cell table:style-name="ce30" table:formula="of:=[.AO2]/[.$AP2]*100" office:value-type="float" office:value="39.1032484367851" calcext:value-type="float">
            <text:p>39,10</text:p>
          </table:table-cell>
          <table:table-cell table:style-name="ce33" table:number-columns-repeated="978"/>
        </table:table-row>
        <table:table-row table:style-name="ro2">
          <table:table-cell table:style-name="ce2" office:value-type="string" calcext:value-type="string">
            <text:p>200040277</text:p>
          </table:table-cell>
          <table:table-cell table:style-name="ce2" office:value-type="string" calcext:value-type="string">
            <text:p>CA Agglo du Pays de Dreux</text:p>
          </table:table-cell>
          <table:table-cell table:style-name="ce7" office:value-type="float" office:value="33458.4218204548" calcext:value-type="float">
            <text:p>33 458</text:p>
          </table:table-cell>
          <table:table-cell table:style-name="ce7" office:value-type="float" office:value="44355.0659580422" calcext:value-type="float">
            <text:p>44 355</text:p>
          </table:table-cell>
          <table:table-cell table:style-name="ce9" office:value-type="float" office:value="75.4331463560552" calcext:value-type="float">
            <text:p>75,4331463561</text:p>
          </table:table-cell>
          <table:table-cell table:style-name="ce12" office:value-type="float" office:value="11000.0313178926" calcext:value-type="float">
            <text:p>11 000</text:p>
          </table:table-cell>
          <table:table-cell table:style-name="ce12" office:value-type="float" office:value="809.0384632139" calcext:value-type="float">
            <text:p>809</text:p>
          </table:table-cell>
          <table:table-cell table:style-name="ce12" office:value-type="float" office:value="13441.4655916202" calcext:value-type="float">
            <text:p>13 441</text:p>
          </table:table-cell>
          <table:table-cell table:style-name="ce12" office:value-type="float" office:value="2390.0254524511" calcext:value-type="float">
            <text:p>2 390</text:p>
          </table:table-cell>
          <table:table-cell table:style-name="ce12" office:value-type="float" office:value="5817.860995277" calcext:value-type="float">
            <text:p>5 818</text:p>
          </table:table-cell>
          <table:table-cell table:style-name="ce9" office:value-type="float" office:value="59546" calcext:value-type="float">
            <text:p>59546</text:p>
          </table:table-cell>
          <table:table-cell table:style-name="ce9" office:value-type="float" office:value="31457" calcext:value-type="float">
            <text:p>31457</text:p>
          </table:table-cell>
          <table:table-cell table:style-name="ce9" office:value-type="float" office:value="52.8280656971081" calcext:value-type="float">
            <text:p>52,8280656971</text:p>
          </table:table-cell>
          <table:table-cell table:style-name="ce18" office:value-type="float" office:value="44335.4842884583" calcext:value-type="float">
            <text:p>44 335</text:p>
          </table:table-cell>
          <table:table-cell table:style-name="ce18" office:value-type="float" office:value="4061.2450644227" calcext:value-type="float">
            <text:p>4 061</text:p>
          </table:table-cell>
          <table:table-cell table:style-name="ce18" office:value-type="float" office:value="7803.0366714142" calcext:value-type="float">
            <text:p>7 803</text:p>
          </table:table-cell>
          <table:table-cell table:style-name="ce18" office:value-type="float" office:value="5936.6484138337" calcext:value-type="float">
            <text:p>5 937</text:p>
          </table:table-cell>
          <table:table-cell table:style-name="ce18" office:value-type="float" office:value="3440.8421250801" calcext:value-type="float">
            <text:p>3 441</text:p>
          </table:table-cell>
          <table:table-cell table:style-name="ce18" office:value-type="float" office:value="22208.4179042887" calcext:value-type="float">
            <text:p>22 208</text:p>
          </table:table-cell>
          <table:table-cell table:style-name="ce21" table:formula="of:=([.N3]+[.P3])/SUM([.N3:.R3])" office:value-type="float" office:value="0.795070176649078" calcext:value-type="float">
            <text:p>0,795</text:p>
          </table:table-cell>
          <table:table-cell table:style-name="ce21" table:formula="of:=[.P3]/([.N3]+[.P3])" office:value-type="float" office:value="0.149659724283696" calcext:value-type="float">
            <text:p>0,150</text:p>
          </table:table-cell>
          <table:table-cell table:style-name="ce18" office:value-type="float" office:value="567.4127873199" calcext:value-type="float">
            <text:p>567</text:p>
          </table:table-cell>
          <table:table-cell table:style-name="ce18" office:value-type="float" office:value="2904.4627721036" calcext:value-type="float">
            <text:p>2 904</text:p>
          </table:table-cell>
          <table:table-cell table:style-name="ce18" office:value-type="float" office:value="13939.882176787" calcext:value-type="float">
            <text:p>13 940</text:p>
          </table:table-cell>
          <table:table-cell table:style-name="ce18" office:value-type="float" office:value="5099.4551071404" calcext:value-type="float">
            <text:p>5 099</text:p>
          </table:table-cell>
          <table:table-cell table:style-name="ce18" office:value-type="float" office:value="15718.5957758712" calcext:value-type="float">
            <text:p>15 719</text:p>
          </table:table-cell>
          <table:table-cell table:style-name="ce18" office:value-type="float" office:value="14441.2643291403" calcext:value-type="float">
            <text:p>14 441</text:p>
          </table:table-cell>
          <table:table-cell table:style-name="ce18" office:value-type="float" office:value="12538.1301248761" calcext:value-type="float">
            <text:p>12 538</text:p>
          </table:table-cell>
          <table:table-cell table:style-name="ce18" office:value-type="float" office:value="22167.8691530746" calcext:value-type="float">
            <text:p>22 168</text:p>
          </table:table-cell>
          <table:table-cell table:style-name="ce7" office:value-type="float" office:value="29940.0108453081" calcext:value-type="float">
            <text:p>29 940</text:p>
          </table:table-cell>
          <table:table-cell table:style-name="ce7" office:value-type="float" office:value="21862.5250633086" calcext:value-type="float">
            <text:p>21 863</text:p>
          </table:table-cell>
          <table:table-cell table:style-name="ce7" office:value-type="float" office:value="13122.7949604701" calcext:value-type="float">
            <text:p>13 123</text:p>
          </table:table-cell>
          <table:table-cell table:style-name="ce7" office:value-type="float" office:value="15181.1608704474" calcext:value-type="float">
            <text:p>15 181</text:p>
          </table:table-cell>
          <table:table-cell table:style-name="ce27" table:formula="of:=[.AD3]/SUM([.$AD3:.$AG3])*100" office:value-type="float" office:value="37.375261598845" calcext:value-type="float">
            <text:p>37,38</text:p>
          </table:table-cell>
          <table:table-cell table:style-name="ce27" table:formula="of:=[.AE3]/SUM([.$AD3:.$AG3])*100" office:value-type="float" office:value="27.2918269026117" calcext:value-type="float">
            <text:p>27,29</text:p>
          </table:table-cell>
          <table:table-cell table:style-name="ce27" table:formula="of:=[.AF3]/SUM([.$AD3:.$AG3])*100" office:value-type="float" office:value="16.3816872709128" calcext:value-type="float">
            <text:p>16,38</text:p>
          </table:table-cell>
          <table:table-cell table:style-name="ce27" table:formula="of:=[.AG3]/SUM([.$AD3:.$AG3])*100" office:value-type="float" office:value="18.9512242276305" calcext:value-type="float">
            <text:p>18,9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51" calcext:value-type="float">
            <text:p>651</text:p>
          </table:table-cell>
          <table:table-cell table:style-name="ce7" office:value-type="float" office:value="422" calcext:value-type="float">
            <text:p>422</text:p>
          </table:table-cell>
          <table:table-cell table:style-name="ce7" office:value-type="float" office:value="1090" calcext:value-type="float">
            <text:p>1 090</text:p>
          </table:table-cell>
          <table:table-cell table:style-name="ce30" table:formula="of:=[.AL3]/[.$AP3]*100" office:value-type="float" office:value="0.55045871559633" calcext:value-type="float">
            <text:p>0,55</text:p>
          </table:table-cell>
          <table:table-cell table:style-name="ce30" table:formula="of:=[.AM3]/[.$AP3]*100" office:value-type="float" office:value="1.00917431192661" calcext:value-type="float">
            <text:p>1,01</text:p>
          </table:table-cell>
          <table:table-cell table:style-name="ce30" table:formula="of:=[.AN3]/[.$AP3]*100" office:value-type="float" office:value="59.7247706422018" calcext:value-type="float">
            <text:p>59,72</text:p>
          </table:table-cell>
          <table:table-cell table:style-name="ce30" table:formula="of:=[.AO3]/[.$AP3]*100" office:value-type="float" office:value="38.7155963302752" calcext:value-type="float">
            <text:p>38,72</text:p>
          </table:table-cell>
          <table:table-cell table:style-name="ce33" table:number-columns-repeated="978"/>
        </table:table-row>
        <table:table-row table:style-name="ro2">
          <table:table-cell table:style-name="ce2" office:value-type="string" calcext:value-type="string">
            <text:p>200065787</text:p>
          </table:table-cell>
          <table:table-cell table:style-name="ce2" office:value-type="string" calcext:value-type="string">
            <text:p>CC de Pont-Audemer / Val de Risle</text:p>
          </table:table-cell>
          <table:table-cell table:style-name="ce7" office:value-type="float" office:value="10472.6073041492" calcext:value-type="float">
            <text:p>10 473</text:p>
          </table:table-cell>
          <table:table-cell table:style-name="ce7" office:value-type="float" office:value="11183.1877576143" calcext:value-type="float">
            <text:p>11 183</text:p>
          </table:table-cell>
          <table:table-cell table:style-name="ce9" office:value-type="float" office:value="93.6459937106816" calcext:value-type="float">
            <text:p>93,6459937107</text:p>
          </table:table-cell>
          <table:table-cell table:style-name="ce12" office:value-type="float" office:value="3457.4199947884" calcext:value-type="float">
            <text:p>3 457</text:p>
          </table:table-cell>
          <table:table-cell table:style-name="ce12" office:value-type="float" office:value="190.1875487236" calcext:value-type="float">
            <text:p>190</text:p>
          </table:table-cell>
          <table:table-cell table:style-name="ce12" office:value-type="float" office:value="4122.4471183677" calcext:value-type="float">
            <text:p>4 122</text:p>
          </table:table-cell>
          <table:table-cell table:style-name="ce12" office:value-type="float" office:value="816.7963973271" calcext:value-type="float">
            <text:p>817</text:p>
          </table:table-cell>
          <table:table-cell table:style-name="ce12" office:value-type="float" office:value="1885.7562449424" calcext:value-type="float">
            <text:p>1 886</text:p>
          </table:table-cell>
          <table:table-cell table:style-name="ce9" office:value-type="float" office:value="15523" calcext:value-type="float">
            <text:p>15523</text:p>
          </table:table-cell>
          <table:table-cell table:style-name="ce9" office:value-type="float" office:value="7655" calcext:value-type="float">
            <text:p>7655</text:p>
          </table:table-cell>
          <table:table-cell table:style-name="ce9" office:value-type="float" office:value="49.3139212781035" calcext:value-type="float">
            <text:p>49,3139212781</text:p>
          </table:table-cell>
          <table:table-cell table:style-name="ce18" office:value-type="float" office:value="11098.375677191" calcext:value-type="float">
            <text:p>11 098</text:p>
          </table:table-cell>
          <table:table-cell table:style-name="ce18" office:value-type="float" office:value="905.3380433984" calcext:value-type="float">
            <text:p>905</text:p>
          </table:table-cell>
          <table:table-cell table:style-name="ce18" office:value-type="float" office:value="1974.3525303948" calcext:value-type="float">
            <text:p>1 974</text:p>
          </table:table-cell>
          <table:table-cell table:style-name="ce18" office:value-type="float" office:value="1318.0783407979" calcext:value-type="float">
            <text:p>1 318</text:p>
          </table:table-cell>
          <table:table-cell table:style-name="ce18" office:value-type="float" office:value="718.8265486398" calcext:value-type="float">
            <text:p>719</text:p>
          </table:table-cell>
          <table:table-cell table:style-name="ce18" office:value-type="float" office:value="6340.5504285294" calcext:value-type="float">
            <text:p>6 341</text:p>
          </table:table-cell>
          <table:table-cell table:style-name="ce21" table:formula="of:=([.N4]+[.P4])/SUM([.N4:.R4])" office:value-type="float" office:value="0.816281721207111" calcext:value-type="float">
            <text:p>0,816</text:p>
          </table:table-cell>
          <table:table-cell table:style-name="ce21" table:formula="of:=[.P4]/([.N4]+[.P4])" office:value-type="float" office:value="0.151028346879355" calcext:value-type="float">
            <text:p>0,151</text:p>
          </table:table-cell>
          <table:table-cell table:style-name="ce18" office:value-type="float" office:value="140.6006145635" calcext:value-type="float">
            <text:p>141</text:p>
          </table:table-cell>
          <table:table-cell table:style-name="ce18" office:value-type="float" office:value="789.0370037095" calcext:value-type="float">
            <text:p>789</text:p>
          </table:table-cell>
          <table:table-cell table:style-name="ce18" office:value-type="float" office:value="2927.783424666" calcext:value-type="float">
            <text:p>2 928</text:p>
          </table:table-cell>
          <table:table-cell table:style-name="ce18" office:value-type="float" office:value="1178.3867827662" calcext:value-type="float">
            <text:p>1 178</text:p>
          </table:table-cell>
          <table:table-cell table:style-name="ce18" office:value-type="float" office:value="3780.8436500136" calcext:value-type="float">
            <text:p>3 781</text:p>
          </table:table-cell>
          <table:table-cell table:style-name="ce18" office:value-type="float" office:value="4377.1302319445" calcext:value-type="float">
            <text:p>4 377</text:p>
          </table:table-cell>
          <table:table-cell table:style-name="ce18" office:value-type="float" office:value="2879.591025928" calcext:value-type="float">
            <text:p>2 880</text:p>
          </table:table-cell>
          <table:table-cell table:style-name="ce18" office:value-type="float" office:value="6212.2056691904" calcext:value-type="float">
            <text:p>6 212</text:p>
          </table:table-cell>
          <table:table-cell table:style-name="ce7" office:value-type="float" office:value="7771.3025904709" calcext:value-type="float">
            <text:p>7 771</text:p>
          </table:table-cell>
          <table:table-cell table:style-name="ce7" office:value-type="float" office:value="6054.26116216" calcext:value-type="float">
            <text:p>6 054</text:p>
          </table:table-cell>
          <table:table-cell table:style-name="ce7" office:value-type="float" office:value="3089.792389116" calcext:value-type="float">
            <text:p>3 090</text:p>
          </table:table-cell>
          <table:table-cell table:style-name="ce7" office:value-type="float" office:value="3639.6007600178" calcext:value-type="float">
            <text:p>3 640</text:p>
          </table:table-cell>
          <table:table-cell table:style-name="ce27" table:formula="of:=[.AD4]/SUM([.$AD4:.$AG4])*100" office:value-type="float" office:value="37.8074380190197" calcext:value-type="float">
            <text:p>37,81</text:p>
          </table:table-cell>
          <table:table-cell table:style-name="ce27" table:formula="of:=[.AE4]/SUM([.$AD4:.$AG4])*100" office:value-type="float" office:value="29.4540202204959" calcext:value-type="float">
            <text:p>29,45</text:p>
          </table:table-cell>
          <table:table-cell table:style-name="ce27" table:formula="of:=[.AF4]/SUM([.$AD4:.$AG4])*100" office:value-type="float" office:value="15.0318602168936" calcext:value-type="float">
            <text:p>15,03</text:p>
          </table:table-cell>
          <table:table-cell table:style-name="ce27" table:formula="of:=[.AG4]/SUM([.$AD4:.$AG4])*100" office:value-type="float" office:value="17.7066815435907" calcext:value-type="float">
            <text:p>17,71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697" calcext:value-type="float">
            <text:p>1 697</text:p>
          </table:table-cell>
          <table:table-cell table:style-name="ce7" office:value-type="float" office:value="1038" calcext:value-type="float">
            <text:p>1 038</text:p>
          </table:table-cell>
          <table:table-cell table:style-name="ce7" office:value-type="float" office:value="2850" calcext:value-type="float">
            <text:p>2 850</text:p>
          </table:table-cell>
          <table:table-cell table:style-name="ce30" table:formula="of:=[.AL4]/[.$AP4]*100" office:value-type="float" office:value="2.28070175438596" calcext:value-type="float">
            <text:p>2,28</text:p>
          </table:table-cell>
          <table:table-cell table:style-name="ce30" table:formula="of:=[.AM4]/[.$AP4]*100" office:value-type="float" office:value="1.75438596491228" calcext:value-type="float">
            <text:p>1,75</text:p>
          </table:table-cell>
          <table:table-cell table:style-name="ce30" table:formula="of:=[.AN4]/[.$AP4]*100" office:value-type="float" office:value="59.5438596491228" calcext:value-type="float">
            <text:p>59,54</text:p>
          </table:table-cell>
          <table:table-cell table:style-name="ce30" table:formula="of:=[.AO4]/[.$AP4]*100" office:value-type="float" office:value="36.4210526315789" calcext:value-type="float">
            <text:p>36,42</text:p>
          </table:table-cell>
          <table:table-cell table:style-name="ce33" table:number-columns-repeated="978"/>
        </table:table-row>
        <table:table-row table:style-name="ro2">
          <table:table-cell table:style-name="ce2" office:value-type="string" calcext:value-type="string">
            <text:p>200066017</text:p>
          </table:table-cell>
          <table:table-cell table:style-name="ce2" office:value-type="string" calcext:value-type="string">
            <text:p>CC Lieuvin Pays d'Auge</text:p>
          </table:table-cell>
          <table:table-cell table:style-name="ce7" office:value-type="float" office:value="3741.5734025296" calcext:value-type="float">
            <text:p>3 742</text:p>
          </table:table-cell>
          <table:table-cell table:style-name="ce7" office:value-type="float" office:value="7268.0308264422" calcext:value-type="float">
            <text:p>7 268</text:p>
          </table:table-cell>
          <table:table-cell table:style-name="ce9" office:value-type="float" office:value="51.4798780010287" calcext:value-type="float">
            <text:p>51,479878001</text:p>
          </table:table-cell>
          <table:table-cell table:style-name="ce12" office:value-type="float" office:value="908.8744831046" calcext:value-type="float">
            <text:p>909</text:p>
          </table:table-cell>
          <table:table-cell table:style-name="ce12" office:value-type="float" office:value="545.1551038952" calcext:value-type="float">
            <text:p>545</text:p>
          </table:table-cell>
          <table:table-cell table:style-name="ce12" office:value-type="float" office:value="1296.5083912779" calcext:value-type="float">
            <text:p>1 297</text:p>
          </table:table-cell>
          <table:table-cell table:style-name="ce12" office:value-type="float" office:value="590.4050580349" calcext:value-type="float">
            <text:p>590</text:p>
          </table:table-cell>
          <table:table-cell table:style-name="ce12" office:value-type="float" office:value="400.630366217" calcext:value-type="float">
            <text:p>401</text:p>
          </table:table-cell>
          <table:table-cell table:style-name="ce9" office:value-type="float" office:value="9642" calcext:value-type="float">
            <text:p>9642</text:p>
          </table:table-cell>
          <table:table-cell table:style-name="ce9" office:value-type="float" office:value="4708" calcext:value-type="float">
            <text:p>4708</text:p>
          </table:table-cell>
          <table:table-cell table:style-name="ce9" office:value-type="float" office:value="48.8280439742792" calcext:value-type="float">
            <text:p>48,8280439743</text:p>
          </table:table-cell>
          <table:table-cell table:style-name="ce18" office:value-type="float" office:value="7290.0104577364" calcext:value-type="float">
            <text:p>7 290</text:p>
          </table:table-cell>
          <table:table-cell table:style-name="ce18" office:value-type="float" office:value="563.2700400477" calcext:value-type="float">
            <text:p>563</text:p>
          </table:table-cell>
          <table:table-cell table:style-name="ce18" office:value-type="float" office:value="917.4958241024" calcext:value-type="float">
            <text:p>917</text:p>
          </table:table-cell>
          <table:table-cell table:style-name="ce18" office:value-type="float" office:value="746.0492364827" calcext:value-type="float">
            <text:p>746</text:p>
          </table:table-cell>
          <table:table-cell table:style-name="ce18" office:value-type="float" office:value="474.5471167763" calcext:value-type="float">
            <text:p>475</text:p>
          </table:table-cell>
          <table:table-cell table:style-name="ce18" office:value-type="float" office:value="4426.5006747424" calcext:value-type="float">
            <text:p>4 427</text:p>
          </table:table-cell>
          <table:table-cell table:style-name="ce21" table:formula="of:=([.N5]+[.P5])/SUM([.N5:.R5])" office:value-type="float" office:value="0.821459327831476" calcext:value-type="float">
            <text:p>0,821</text:p>
          </table:table-cell>
          <table:table-cell table:style-name="ce21" table:formula="of:=[.P5]/([.N5]+[.P5])" office:value-type="float" office:value="0.11178740443155" calcext:value-type="float">
            <text:p>0,112</text:p>
          </table:table-cell>
          <table:table-cell table:style-name="ce18" office:value-type="float" office:value="383.518765841" calcext:value-type="float">
            <text:p>384</text:p>
          </table:table-cell>
          <table:table-cell table:style-name="ce18" office:value-type="float" office:value="819.4787347987" calcext:value-type="float">
            <text:p>819</text:p>
          </table:table-cell>
          <table:table-cell table:style-name="ce18" office:value-type="float" office:value="1841.1625485648" calcext:value-type="float">
            <text:p>1 841</text:p>
          </table:table-cell>
          <table:table-cell table:style-name="ce18" office:value-type="float" office:value="554.0055875642" calcext:value-type="float">
            <text:p>554</text:p>
          </table:table-cell>
          <table:table-cell table:style-name="ce18" office:value-type="float" office:value="2178.7447981289" calcext:value-type="float">
            <text:p>2 179</text:p>
          </table:table-cell>
          <table:table-cell table:style-name="ce18" office:value-type="float" office:value="2734.9060742922" calcext:value-type="float">
            <text:p>2 735</text:p>
          </table:table-cell>
          <table:table-cell table:style-name="ce18" office:value-type="float" office:value="1446.4128700425" calcext:value-type="float">
            <text:p>1 446</text:p>
          </table:table-cell>
          <table:table-cell table:style-name="ce18" office:value-type="float" office:value="4411.6808896176" calcext:value-type="float">
            <text:p>4 412</text:p>
          </table:table-cell>
          <table:table-cell table:style-name="ce7" office:value-type="float" office:value="5320.734163736" calcext:value-type="float">
            <text:p>5 321</text:p>
          </table:table-cell>
          <table:table-cell table:style-name="ce7" office:value-type="float" office:value="3909.2229777855" calcext:value-type="float">
            <text:p>3 909</text:p>
          </table:table-cell>
          <table:table-cell table:style-name="ce7" office:value-type="float" office:value="2017.6072343944" calcext:value-type="float">
            <text:p>2 018</text:p>
          </table:table-cell>
          <table:table-cell table:style-name="ce7" office:value-type="float" office:value="2117.5381121426" calcext:value-type="float">
            <text:p>2 118</text:p>
          </table:table-cell>
          <table:table-cell table:style-name="ce27" table:formula="of:=[.AD5]/SUM([.$AD5:.$AG5])*100" office:value-type="float" office:value="39.81064992573" calcext:value-type="float">
            <text:p>39,81</text:p>
          </table:table-cell>
          <table:table-cell table:style-name="ce27" table:formula="of:=[.AE5]/SUM([.$AD5:.$AG5])*100" office:value-type="float" office:value="29.2494799892356" calcext:value-type="float">
            <text:p>29,25</text:p>
          </table:table-cell>
          <table:table-cell table:style-name="ce27" table:formula="of:=[.AF5]/SUM([.$AD5:.$AG5])*100" office:value-type="float" office:value="15.096085018406" calcext:value-type="float">
            <text:p>15,10</text:p>
          </table:table-cell>
          <table:table-cell table:style-name="ce27" table:formula="of:=[.AG5]/SUM([.$AD5:.$AG5])*100" office:value-type="float" office:value="15.8437850666284" calcext:value-type="float">
            <text:p>15,8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29" calcext:value-type="float">
            <text:p>1 229</text:p>
          </table:table-cell>
          <table:table-cell table:style-name="ce7" office:value-type="float" office:value="734" calcext:value-type="float">
            <text:p>734</text:p>
          </table:table-cell>
          <table:table-cell table:style-name="ce7" office:value-type="float" office:value="1981" calcext:value-type="float">
            <text:p>1 981</text:p>
          </table:table-cell>
          <table:table-cell table:style-name="ce30" table:formula="of:=[.AL5]/[.$AP5]*100" office:value-type="float" office:value="0.353356890459364" calcext:value-type="float">
            <text:p>0,35</text:p>
          </table:table-cell>
          <table:table-cell table:style-name="ce30" table:formula="of:=[.AM5]/[.$AP5]*100" office:value-type="float" office:value="0.555275113579001" calcext:value-type="float">
            <text:p>0,56</text:p>
          </table:table-cell>
          <table:table-cell table:style-name="ce30" table:formula="of:=[.AN5]/[.$AP5]*100" office:value-type="float" office:value="62.0393740535083" calcext:value-type="float">
            <text:p>62,04</text:p>
          </table:table-cell>
          <table:table-cell table:style-name="ce30" table:formula="of:=[.AO5]/[.$AP5]*100" office:value-type="float" office:value="37.0519939424533" calcext:value-type="float">
            <text:p>37,05</text:p>
          </table:table-cell>
          <table:table-cell table:style-name="ce33" table:number-columns-repeated="978"/>
        </table:table-row>
        <table:table-row table:style-name="ro2">
          <table:table-cell table:style-name="ce2" office:value-type="string" calcext:value-type="string">
            <text:p>200066405</text:p>
          </table:table-cell>
          <table:table-cell table:style-name="ce2" office:value-type="string" calcext:value-type="string">
            <text:p>CC Roumois Seine</text:p>
          </table:table-cell>
          <table:table-cell table:style-name="ce7" office:value-type="float" office:value="9434.8526937364" calcext:value-type="float">
            <text:p>9 435</text:p>
          </table:table-cell>
          <table:table-cell table:style-name="ce7" office:value-type="float" office:value="22940.6550246298" calcext:value-type="float">
            <text:p>22 941</text:p>
          </table:table-cell>
          <table:table-cell table:style-name="ce9" office:value-type="float" office:value="41.1272157817937" calcext:value-type="float">
            <text:p>41,1272157818</text:p>
          </table:table-cell>
          <table:table-cell table:style-name="ce12" office:value-type="float" office:value="3197.3706527071" calcext:value-type="float">
            <text:p>3 197</text:p>
          </table:table-cell>
          <table:table-cell table:style-name="ce12" office:value-type="float" office:value="659.6299512916" calcext:value-type="float">
            <text:p>660</text:p>
          </table:table-cell>
          <table:table-cell table:style-name="ce12" office:value-type="float" office:value="3789.6526748385" calcext:value-type="float">
            <text:p>3 790</text:p>
          </table:table-cell>
          <table:table-cell table:style-name="ce12" office:value-type="float" office:value="1109.9160297921" calcext:value-type="float">
            <text:p>1 110</text:p>
          </table:table-cell>
          <table:table-cell table:style-name="ce12" office:value-type="float" office:value="678.2833851071" calcext:value-type="float">
            <text:p>678</text:p>
          </table:table-cell>
          <table:table-cell table:style-name="ce9" office:value-type="float" office:value="25986" calcext:value-type="float">
            <text:p>25986</text:p>
          </table:table-cell>
          <table:table-cell table:style-name="ce9" office:value-type="float" office:value="16041" calcext:value-type="float">
            <text:p>16041</text:p>
          </table:table-cell>
          <table:table-cell table:style-name="ce9" office:value-type="float" office:value="61.7293927499423" calcext:value-type="float">
            <text:p>61,7293927499</text:p>
          </table:table-cell>
          <table:table-cell table:style-name="ce18" office:value-type="float" office:value="22824.268040502" calcext:value-type="float">
            <text:p>22 824</text:p>
          </table:table-cell>
          <table:table-cell table:style-name="ce18" office:value-type="float" office:value="995.3552082527" calcext:value-type="float">
            <text:p>995</text:p>
          </table:table-cell>
          <table:table-cell table:style-name="ce18" office:value-type="float" office:value="2237.9405430222" calcext:value-type="float">
            <text:p>2 238</text:p>
          </table:table-cell>
          <table:table-cell table:style-name="ce18" office:value-type="float" office:value="2496.9555868166" calcext:value-type="float">
            <text:p>2 497</text:p>
          </table:table-cell>
          <table:table-cell table:style-name="ce18" office:value-type="float" office:value="1113.9368245199" calcext:value-type="float">
            <text:p>1 114</text:p>
          </table:table-cell>
          <table:table-cell table:style-name="ce18" office:value-type="float" office:value="11329.213110795" calcext:value-type="float">
            <text:p>11 329</text:p>
          </table:table-cell>
          <table:table-cell table:style-name="ce21" table:formula="of:=([.N6]+[.P6])/SUM([.N6:.R6])" office:value-type="float" office:value="0.844742591658483" calcext:value-type="float">
            <text:p>0,845</text:p>
          </table:table-cell>
          <table:table-cell table:style-name="ce21" table:formula="of:=[.P6]/([.N6]+[.P6])" office:value-type="float" office:value="0.0892954240470815" calcext:value-type="float">
            <text:p>0,089</text:p>
          </table:table-cell>
          <table:table-cell table:style-name="ce18" office:value-type="float" office:value="467.8817653979" calcext:value-type="float">
            <text:p>468</text:p>
          </table:table-cell>
          <table:table-cell table:style-name="ce18" office:value-type="float" office:value="1593.6009428111" calcext:value-type="float">
            <text:p>1 594</text:p>
          </table:table-cell>
          <table:table-cell table:style-name="ce18" office:value-type="float" office:value="4680.2567627241" calcext:value-type="float">
            <text:p>4 680</text:p>
          </table:table-cell>
          <table:table-cell table:style-name="ce18" office:value-type="float" office:value="2843.4314156131" calcext:value-type="float">
            <text:p>2 843</text:p>
          </table:table-cell>
          <table:table-cell table:style-name="ce18" office:value-type="float" office:value="6505.3902622085" calcext:value-type="float">
            <text:p>6 505</text:p>
          </table:table-cell>
          <table:table-cell table:style-name="ce18" office:value-type="float" office:value="6775.4415995446" calcext:value-type="float">
            <text:p>6 775</text:p>
          </table:table-cell>
          <table:table-cell table:style-name="ce18" office:value-type="float" office:value="6884.888005631" calcext:value-type="float">
            <text:p>6 885</text:p>
          </table:table-cell>
          <table:table-cell table:style-name="ce18" office:value-type="float" office:value="11165.4050818388" calcext:value-type="float">
            <text:p>11 165</text:p>
          </table:table-cell>
          <table:table-cell table:style-name="ce7" office:value-type="float" office:value="11582.1009331218" calcext:value-type="float">
            <text:p>11 582</text:p>
          </table:table-cell>
          <table:table-cell table:style-name="ce7" office:value-type="float" office:value="11193.5828392142" calcext:value-type="float">
            <text:p>11 194</text:p>
          </table:table-cell>
          <table:table-cell table:style-name="ce7" office:value-type="float" office:value="6614.6093338248" calcext:value-type="float">
            <text:p>6 615</text:p>
          </table:table-cell>
          <table:table-cell table:style-name="ce7" office:value-type="float" office:value="8279.9912508577" calcext:value-type="float">
            <text:p>8 280</text:p>
          </table:table-cell>
          <table:table-cell table:style-name="ce27" table:formula="of:=[.AD6]/SUM([.$AD6:.$AG6])*100" office:value-type="float" office:value="30.7459875358331" calcext:value-type="float">
            <text:p>30,75</text:p>
          </table:table-cell>
          <table:table-cell table:style-name="ce27" table:formula="of:=[.AE6]/SUM([.$AD6:.$AG6])*100" office:value-type="float" office:value="29.7146226270221" calcext:value-type="float">
            <text:p>29,71</text:p>
          </table:table-cell>
          <table:table-cell table:style-name="ce27" table:formula="of:=[.AF6]/SUM([.$AD6:.$AG6])*100" office:value-type="float" office:value="17.5592232623867" calcext:value-type="float">
            <text:p>17,56</text:p>
          </table:table-cell>
          <table:table-cell table:style-name="ce27" table:formula="of:=[.AG6]/SUM([.$AD6:.$AG6])*100" office:value-type="float" office:value="21.9801665747581" calcext:value-type="float">
            <text:p>21,98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2515" calcext:value-type="float">
            <text:p>2 515</text:p>
          </table:table-cell>
          <table:table-cell table:style-name="ce7" office:value-type="float" office:value="2020" calcext:value-type="float">
            <text:p>2 020</text:p>
          </table:table-cell>
          <table:table-cell table:style-name="ce7" office:value-type="float" office:value="4615" calcext:value-type="float">
            <text:p>4 615</text:p>
          </table:table-cell>
          <table:table-cell table:style-name="ce30" table:formula="of:=[.AL6]/[.$AP6]*100" office:value-type="float" office:value="0.9534127843987" calcext:value-type="float">
            <text:p>0,95</text:p>
          </table:table-cell>
          <table:table-cell table:style-name="ce30" table:formula="of:=[.AM6]/[.$AP6]*100" office:value-type="float" office:value="0.780065005417118" calcext:value-type="float">
            <text:p>0,78</text:p>
          </table:table-cell>
          <table:table-cell table:style-name="ce30" table:formula="of:=[.AN6]/[.$AP6]*100" office:value-type="float" office:value="54.4962080173348" calcext:value-type="float">
            <text:p>54,50</text:p>
          </table:table-cell>
          <table:table-cell table:style-name="ce30" table:formula="of:=[.AO6]/[.$AP6]*100" office:value-type="float" office:value="43.7703141928494" calcext:value-type="float">
            <text:p>43,77</text:p>
          </table:table-cell>
          <table:table-cell table:style-name="ce33" table:number-columns-repeated="978"/>
        </table:table-row>
        <table:table-row table:style-name="ro2">
          <table:table-cell table:style-name="ce2" office:value-type="string" calcext:value-type="string">
            <text:p>200066413</text:p>
          </table:table-cell>
          <table:table-cell table:style-name="ce2" office:value-type="string" calcext:value-type="string">
            <text:p>CC Intercom Bernay Terres de Normandie</text:p>
          </table:table-cell>
          <table:table-cell table:style-name="ce7" office:value-type="float" office:value="18288.0918593319" calcext:value-type="float">
            <text:p>18 288</text:p>
          </table:table-cell>
          <table:table-cell table:style-name="ce7" office:value-type="float" office:value="21953.7240201957" calcext:value-type="float">
            <text:p>21 954</text:p>
          </table:table-cell>
          <table:table-cell table:style-name="ce9" office:value-type="float" office:value="83.3029140865044" calcext:value-type="float">
            <text:p>83,3029140865</text:p>
          </table:table-cell>
          <table:table-cell table:style-name="ce12" office:value-type="float" office:value="5746.4172141756" calcext:value-type="float">
            <text:p>5 746</text:p>
          </table:table-cell>
          <table:table-cell table:style-name="ce12" office:value-type="float" office:value="1044.5162213957" calcext:value-type="float">
            <text:p>1 045</text:p>
          </table:table-cell>
          <table:table-cell table:style-name="ce12" office:value-type="float" office:value="6312.9210453671" calcext:value-type="float">
            <text:p>6 313</text:p>
          </table:table-cell>
          <table:table-cell table:style-name="ce12" office:value-type="float" office:value="1569.1081972721" calcext:value-type="float">
            <text:p>1 569</text:p>
          </table:table-cell>
          <table:table-cell table:style-name="ce12" office:value-type="float" office:value="3615.1291811214" calcext:value-type="float">
            <text:p>3 615</text:p>
          </table:table-cell>
          <table:table-cell table:style-name="ce9" office:value-type="float" office:value="31632" calcext:value-type="float">
            <text:p>31632</text:p>
          </table:table-cell>
          <table:table-cell table:style-name="ce9" office:value-type="float" office:value="16329" calcext:value-type="float">
            <text:p>16329</text:p>
          </table:table-cell>
          <table:table-cell table:style-name="ce9" office:value-type="float" office:value="51.6217754172989" calcext:value-type="float">
            <text:p>51,6217754173</text:p>
          </table:table-cell>
          <table:table-cell table:style-name="ce18" office:value-type="float" office:value="21996.7900610552" calcext:value-type="float">
            <text:p>21 997</text:p>
          </table:table-cell>
          <table:table-cell table:style-name="ce18" office:value-type="float" office:value="1781.5747944701" calcext:value-type="float">
            <text:p>1 782</text:p>
          </table:table-cell>
          <table:table-cell table:style-name="ce18" office:value-type="float" office:value="3543.0124388895" calcext:value-type="float">
            <text:p>3 543</text:p>
          </table:table-cell>
          <table:table-cell table:style-name="ce18" office:value-type="float" office:value="2518.7541697561" calcext:value-type="float">
            <text:p>2 519</text:p>
          </table:table-cell>
          <table:table-cell table:style-name="ce18" office:value-type="float" office:value="1285.5524662282" calcext:value-type="float">
            <text:p>1 286</text:p>
          </table:table-cell>
          <table:table-cell table:style-name="ce18" office:value-type="float" office:value="14407.2556249487" calcext:value-type="float">
            <text:p>14 407</text:p>
          </table:table-cell>
          <table:table-cell table:style-name="ce21" table:formula="of:=([.N7]+[.P7])/SUM([.N7:.R7])" office:value-type="float" office:value="0.820537873386329" calcext:value-type="float">
            <text:p>0,821</text:p>
          </table:table-cell>
          <table:table-cell table:style-name="ce21" table:formula="of:=[.P7]/([.N7]+[.P7])" office:value-type="float" office:value="0.138725130662117" calcext:value-type="float">
            <text:p>0,139</text:p>
          </table:table-cell>
          <table:table-cell table:style-name="ce18" office:value-type="float" office:value="786.2915439577" calcext:value-type="float">
            <text:p>786</text:p>
          </table:table-cell>
          <table:table-cell table:style-name="ce18" office:value-type="float" office:value="1760.1729500706" calcext:value-type="float">
            <text:p>1 760</text:p>
          </table:table-cell>
          <table:table-cell table:style-name="ce18" office:value-type="float" office:value="5608.9022503364" calcext:value-type="float">
            <text:p>5 609</text:p>
          </table:table-cell>
          <table:table-cell table:style-name="ce18" office:value-type="float" office:value="2178.2076352306" calcext:value-type="float">
            <text:p>2 178</text:p>
          </table:table-cell>
          <table:table-cell table:style-name="ce18" office:value-type="float" office:value="6922.961166994" calcext:value-type="float">
            <text:p>6 923</text:p>
          </table:table-cell>
          <table:table-cell table:style-name="ce18" office:value-type="float" office:value="8284.5279837347" calcext:value-type="float">
            <text:p>8 285</text:p>
          </table:table-cell>
          <table:table-cell table:style-name="ce18" office:value-type="float" office:value="5353.8997500856" calcext:value-type="float">
            <text:p>5 354</text:p>
          </table:table-cell>
          <table:table-cell table:style-name="ce18" office:value-type="float" office:value="14554.5054652346" calcext:value-type="float">
            <text:p>14 555</text:p>
          </table:table-cell>
          <table:table-cell table:style-name="ce7" office:value-type="float" office:value="16541.81027003" calcext:value-type="float">
            <text:p>16 542</text:p>
          </table:table-cell>
          <table:table-cell table:style-name="ce7" office:value-type="float" office:value="11899.1416857723" calcext:value-type="float">
            <text:p>11 899</text:p>
          </table:table-cell>
          <table:table-cell table:style-name="ce7" office:value-type="float" office:value="6435.4398816098" calcext:value-type="float">
            <text:p>6 435</text:p>
          </table:table-cell>
          <table:table-cell table:style-name="ce7" office:value-type="float" office:value="7274.3622448099" calcext:value-type="float">
            <text:p>7 274</text:p>
          </table:table-cell>
          <table:table-cell table:style-name="ce27" table:formula="of:=[.AD7]/SUM([.$AD7:.$AG7])*100" office:value-type="float" office:value="39.2443993712722" calcext:value-type="float">
            <text:p>39,24</text:p>
          </table:table-cell>
          <table:table-cell table:style-name="ce27" table:formula="of:=[.AE7]/SUM([.$AD7:.$AG7])*100" office:value-type="float" office:value="28.2299615863599" calcext:value-type="float">
            <text:p>28,23</text:p>
          </table:table-cell>
          <table:table-cell table:style-name="ce27" table:formula="of:=[.AF7]/SUM([.$AD7:.$AG7])*100" office:value-type="float" office:value="15.2676743791022" calcext:value-type="float">
            <text:p>15,27</text:p>
          </table:table-cell>
          <table:table-cell table:style-name="ce27" table:formula="of:=[.AG7]/SUM([.$AD7:.$AG7])*100" office:value-type="float" office:value="17.2579646632657" calcext:value-type="float">
            <text:p>17,26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3581" calcext:value-type="float">
            <text:p>3 581</text:p>
          </table:table-cell>
          <table:table-cell table:style-name="ce7" office:value-type="float" office:value="2482" calcext:value-type="float">
            <text:p>2 482</text:p>
          </table:table-cell>
          <table:table-cell table:style-name="ce7" office:value-type="float" office:value="6208" calcext:value-type="float">
            <text:p>6 208</text:p>
          </table:table-cell>
          <table:table-cell table:style-name="ce30" table:formula="of:=[.AL7]/[.$AP7]*100" office:value-type="float" office:value="1.38530927835052" calcext:value-type="float">
            <text:p>1,39</text:p>
          </table:table-cell>
          <table:table-cell table:style-name="ce30" table:formula="of:=[.AM7]/[.$AP7]*100" office:value-type="float" office:value="0.950386597938144" calcext:value-type="float">
            <text:p>0,95</text:p>
          </table:table-cell>
          <table:table-cell table:style-name="ce30" table:formula="of:=[.AN7]/[.$AP7]*100" office:value-type="float" office:value="57.6836340206186" calcext:value-type="float">
            <text:p>57,68</text:p>
          </table:table-cell>
          <table:table-cell table:style-name="ce30" table:formula="of:=[.AO7]/[.$AP7]*100" office:value-type="float" office:value="39.9806701030928" calcext:value-type="float">
            <text:p>39,98</text:p>
          </table:table-cell>
          <table:table-cell table:style-name="ce33" table:number-columns-repeated="978"/>
        </table:table-row>
        <table:table-row table:style-name="ro2">
          <table:table-cell table:style-name="ce2" office:value-type="string" calcext:value-type="string">
            <text:p>200066462</text:p>
          </table:table-cell>
          <table:table-cell table:style-name="ce2" office:value-type="string" calcext:value-type="string">
            <text:p>CC Interco Normandie Sud Eure</text:p>
          </table:table-cell>
          <table:table-cell table:style-name="ce7" office:value-type="float" office:value="13871.4703658306" calcext:value-type="float">
            <text:p>13 871</text:p>
          </table:table-cell>
          <table:table-cell table:style-name="ce7" office:value-type="float" office:value="19479.2153484641" calcext:value-type="float">
            <text:p>19 479</text:p>
          </table:table-cell>
          <table:table-cell table:style-name="ce9" office:value-type="float" office:value="71.2116485067985" calcext:value-type="float">
            <text:p>71,2116485068</text:p>
          </table:table-cell>
          <table:table-cell table:style-name="ce12" office:value-type="float" office:value="4089.5015868971" calcext:value-type="float">
            <text:p>4 090</text:p>
          </table:table-cell>
          <table:table-cell table:style-name="ce12" office:value-type="float" office:value="824.5444105211" calcext:value-type="float">
            <text:p>825</text:p>
          </table:table-cell>
          <table:table-cell table:style-name="ce12" office:value-type="float" office:value="5013.859275351" calcext:value-type="float">
            <text:p>5 014</text:p>
          </table:table-cell>
          <table:table-cell table:style-name="ce12" office:value-type="float" office:value="929.4337185349" calcext:value-type="float">
            <text:p>929</text:p>
          </table:table-cell>
          <table:table-cell table:style-name="ce12" office:value-type="float" office:value="3014.1313745265" calcext:value-type="float">
            <text:p>3 014</text:p>
          </table:table-cell>
          <table:table-cell table:style-name="ce9" office:value-type="float" office:value="26453" calcext:value-type="float">
            <text:p>26453</text:p>
          </table:table-cell>
          <table:table-cell table:style-name="ce9" office:value-type="float" office:value="14077" calcext:value-type="float">
            <text:p>14077</text:p>
          </table:table-cell>
          <table:table-cell table:style-name="ce9" office:value-type="float" office:value="53.215136279439" calcext:value-type="float">
            <text:p>53,2151362794</text:p>
          </table:table-cell>
          <table:table-cell table:style-name="ce18" office:value-type="float" office:value="19438.7590366583" calcext:value-type="float">
            <text:p>19 439</text:p>
          </table:table-cell>
          <table:table-cell table:style-name="ce18" office:value-type="float" office:value="1870.0366158055" calcext:value-type="float">
            <text:p>1 870</text:p>
          </table:table-cell>
          <table:table-cell table:style-name="ce18" office:value-type="float" office:value="2779.9040815764" calcext:value-type="float">
            <text:p>2 780</text:p>
          </table:table-cell>
          <table:table-cell table:style-name="ce18" office:value-type="float" office:value="2247.1541896695" calcext:value-type="float">
            <text:p>2 247</text:p>
          </table:table-cell>
          <table:table-cell table:style-name="ce18" office:value-type="float" office:value="944.7589202456" calcext:value-type="float">
            <text:p>945</text:p>
          </table:table-cell>
          <table:table-cell table:style-name="ce18" office:value-type="float" office:value="11544.033226687" calcext:value-type="float">
            <text:p>11 544</text:p>
          </table:table-cell>
          <table:table-cell table:style-name="ce21" table:formula="of:=([.N8]+[.P8])/SUM([.N8:.R8])" office:value-type="float" office:value="0.814448826546717" calcext:value-type="float">
            <text:p>0,814</text:p>
          </table:table-cell>
          <table:table-cell table:style-name="ce21" table:formula="of:=[.P8]/([.N8]+[.P8])" office:value-type="float" office:value="0.125115722164893" calcext:value-type="float">
            <text:p>0,125</text:p>
          </table:table-cell>
          <table:table-cell table:style-name="ce18" office:value-type="float" office:value="585.8704026928" calcext:value-type="float">
            <text:p>586</text:p>
          </table:table-cell>
          <table:table-cell table:style-name="ce18" office:value-type="float" office:value="1752.4525169507" calcext:value-type="float">
            <text:p>1 752</text:p>
          </table:table-cell>
          <table:table-cell table:style-name="ce18" office:value-type="float" office:value="5213.6743681689" calcext:value-type="float">
            <text:p>5 214</text:p>
          </table:table-cell>
          <table:table-cell table:style-name="ce18" office:value-type="float" office:value="2090.5697544504" calcext:value-type="float">
            <text:p>2 091</text:p>
          </table:table-cell>
          <table:table-cell table:style-name="ce18" office:value-type="float" office:value="5946.2584508445" calcext:value-type="float">
            <text:p>5 946</text:p>
          </table:table-cell>
          <table:table-cell table:style-name="ce18" office:value-type="float" office:value="6685.0932430172" calcext:value-type="float">
            <text:p>6 685</text:p>
          </table:table-cell>
          <table:table-cell table:style-name="ce18" office:value-type="float" office:value="5036.2473717781" calcext:value-type="float">
            <text:p>5 036</text:p>
          </table:table-cell>
          <table:table-cell table:style-name="ce18" office:value-type="float" office:value="11528.868576799" calcext:value-type="float">
            <text:p>11 529</text:p>
          </table:table-cell>
          <table:table-cell table:style-name="ce7" office:value-type="float" office:value="13885.1646772759" calcext:value-type="float">
            <text:p>13 885</text:p>
          </table:table-cell>
          <table:table-cell table:style-name="ce7" office:value-type="float" office:value="10183.1296124749" calcext:value-type="float">
            <text:p>10 183</text:p>
          </table:table-cell>
          <table:table-cell table:style-name="ce7" office:value-type="float" office:value="5553.9550631654" calcext:value-type="float">
            <text:p>5 554</text:p>
          </table:table-cell>
          <table:table-cell table:style-name="ce7" office:value-type="float" office:value="6185.5748093622" calcext:value-type="float">
            <text:p>6 186</text:p>
          </table:table-cell>
          <table:table-cell table:style-name="ce27" table:formula="of:=[.AD8]/SUM([.$AD8:.$AG8])*100" office:value-type="float" office:value="38.7769014234134" calcext:value-type="float">
            <text:p>38,78</text:p>
          </table:table-cell>
          <table:table-cell table:style-name="ce27" table:formula="of:=[.AE8]/SUM([.$AD8:.$AG8])*100" office:value-type="float" office:value="28.4382808805297" calcext:value-type="float">
            <text:p>28,44</text:p>
          </table:table-cell>
          <table:table-cell table:style-name="ce27" table:formula="of:=[.AF8]/SUM([.$AD8:.$AG8])*100" office:value-type="float" office:value="15.5104511181559" calcext:value-type="float">
            <text:p>15,51</text:p>
          </table:table-cell>
          <table:table-cell table:style-name="ce27" table:formula="of:=[.AG8]/SUM([.$AD8:.$AG8])*100" office:value-type="float" office:value="17.2743665779011" calcext:value-type="float">
            <text:p>17,27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3154" calcext:value-type="float">
            <text:p>3 154</text:p>
          </table:table-cell>
          <table:table-cell table:style-name="ce7" office:value-type="float" office:value="2123" calcext:value-type="float">
            <text:p>2 123</text:p>
          </table:table-cell>
          <table:table-cell table:style-name="ce7" office:value-type="float" office:value="5375" calcext:value-type="float">
            <text:p>5 375</text:p>
          </table:table-cell>
          <table:table-cell table:style-name="ce30" table:formula="of:=[.AL8]/[.$AP8]*100" office:value-type="float" office:value="1.04186046511628" calcext:value-type="float">
            <text:p>1,04</text:p>
          </table:table-cell>
          <table:table-cell table:style-name="ce30" table:formula="of:=[.AM8]/[.$AP8]*100" office:value-type="float" office:value="0.781395348837209" calcext:value-type="float">
            <text:p>0,78</text:p>
          </table:table-cell>
          <table:table-cell table:style-name="ce30" table:formula="of:=[.AN8]/[.$AP8]*100" office:value-type="float" office:value="58.6790697674419" calcext:value-type="float">
            <text:p>58,68</text:p>
          </table:table-cell>
          <table:table-cell table:style-name="ce30" table:formula="of:=[.AO8]/[.$AP8]*100" office:value-type="float" office:value="39.4976744186046" calcext:value-type="float">
            <text:p>39,50</text:p>
          </table:table-cell>
          <table:table-cell table:style-name="ce33" table:number-columns-repeated="978"/>
        </table:table-row>
        <table:table-row table:style-name="ro2">
          <table:table-cell table:style-name="ce2" office:value-type="string" calcext:value-type="string">
            <text:p>200066827</text:p>
          </table:table-cell>
          <table:table-cell table:style-name="ce2" office:value-type="string" calcext:value-type="string">
            <text:p>CC du Pays de Honfleur-Beuzeville</text:p>
          </table:table-cell>
          <table:table-cell table:style-name="ce7" office:value-type="float" office:value="11061.6306678492" calcext:value-type="float">
            <text:p>11 062</text:p>
          </table:table-cell>
          <table:table-cell table:style-name="ce7" office:value-type="float" office:value="12109.3900378287" calcext:value-type="float">
            <text:p>12 109</text:p>
          </table:table-cell>
          <table:table-cell table:style-name="ce9" office:value-type="float" office:value="91.3475462702383" calcext:value-type="float">
            <text:p>91,3475462702</text:p>
          </table:table-cell>
          <table:table-cell table:style-name="ce12" office:value-type="float" office:value="3185.2200351725" calcext:value-type="float">
            <text:p>3 185</text:p>
          </table:table-cell>
          <table:table-cell table:style-name="ce12" office:value-type="float" office:value="395.4116684873" calcext:value-type="float">
            <text:p>395</text:p>
          </table:table-cell>
          <table:table-cell table:style-name="ce12" office:value-type="float" office:value="4951.5848833977" calcext:value-type="float">
            <text:p>4 952</text:p>
          </table:table-cell>
          <table:table-cell table:style-name="ce12" office:value-type="float" office:value="849.9385312865" calcext:value-type="float">
            <text:p>850</text:p>
          </table:table-cell>
          <table:table-cell table:style-name="ce12" office:value-type="float" office:value="1679.4755495052" calcext:value-type="float">
            <text:p>1 679</text:p>
          </table:table-cell>
          <table:table-cell table:style-name="ce9" office:value-type="float" office:value="16390" calcext:value-type="float">
            <text:p>16390</text:p>
          </table:table-cell>
          <table:table-cell table:style-name="ce9" office:value-type="float" office:value="8582" calcext:value-type="float">
            <text:p>8582</text:p>
          </table:table-cell>
          <table:table-cell table:style-name="ce9" office:value-type="float" office:value="52.3611958511287" calcext:value-type="float">
            <text:p>52,3611958511</text:p>
          </table:table-cell>
          <table:table-cell table:style-name="ce18" office:value-type="float" office:value="12480.5056983875" calcext:value-type="float">
            <text:p>12 481</text:p>
          </table:table-cell>
          <table:table-cell table:style-name="ce18" office:value-type="float" office:value="918.4360223915" calcext:value-type="float">
            <text:p>918</text:p>
          </table:table-cell>
          <table:table-cell table:style-name="ce18" office:value-type="float" office:value="1571.8718507588" calcext:value-type="float">
            <text:p>1 572</text:p>
          </table:table-cell>
          <table:table-cell table:style-name="ce18" office:value-type="float" office:value="1438.1880603286" calcext:value-type="float">
            <text:p>1 438</text:p>
          </table:table-cell>
          <table:table-cell table:style-name="ce18" office:value-type="float" office:value="757.7350424633" calcext:value-type="float">
            <text:p>758</text:p>
          </table:table-cell>
          <table:table-cell table:style-name="ce18" office:value-type="float" office:value="6825.2320288436" calcext:value-type="float">
            <text:p>6 825</text:p>
          </table:table-cell>
          <table:table-cell table:style-name="ce21" table:formula="of:=([.N9]+[.P9])/SUM([.N9:.R9])" office:value-type="float" office:value="0.81858176167865" calcext:value-type="float">
            <text:p>0,819</text:p>
          </table:table-cell>
          <table:table-cell table:style-name="ce21" table:formula="of:=[.P9]/([.N9]+[.P9])" office:value-type="float" office:value="0.111858071366314" calcext:value-type="float">
            <text:p>0,112</text:p>
          </table:table-cell>
          <table:table-cell table:style-name="ce18" office:value-type="float" office:value="264.0392898136" calcext:value-type="float">
            <text:p>264</text:p>
          </table:table-cell>
          <table:table-cell table:style-name="ce18" office:value-type="float" office:value="1144.5775701198" calcext:value-type="float">
            <text:p>1 145</text:p>
          </table:table-cell>
          <table:table-cell table:style-name="ce18" office:value-type="float" office:value="3089.8281004234" calcext:value-type="float">
            <text:p>3 090</text:p>
          </table:table-cell>
          <table:table-cell table:style-name="ce18" office:value-type="float" office:value="1418.6110631187" calcext:value-type="float">
            <text:p>1 419</text:p>
          </table:table-cell>
          <table:table-cell table:style-name="ce18" office:value-type="float" office:value="4072.6736159345" calcext:value-type="float">
            <text:p>4 073</text:p>
          </table:table-cell>
          <table:table-cell table:style-name="ce18" office:value-type="float" office:value="3643.1627732168" calcext:value-type="float">
            <text:p>3 643</text:p>
          </table:table-cell>
          <table:table-cell table:style-name="ce18" office:value-type="float" office:value="3023.6009650405" calcext:value-type="float">
            <text:p>3 024</text:p>
          </table:table-cell>
          <table:table-cell table:style-name="ce18" office:value-type="float" office:value="7241.1514331338" calcext:value-type="float">
            <text:p>7 241</text:p>
          </table:table-cell>
          <table:table-cell table:style-name="ce7" office:value-type="float" office:value="8357.103822306" calcext:value-type="float">
            <text:p>8 357</text:p>
          </table:table-cell>
          <table:table-cell table:style-name="ce7" office:value-type="float" office:value="5833.632912525" calcext:value-type="float">
            <text:p>5 834</text:p>
          </table:table-cell>
          <table:table-cell table:style-name="ce7" office:value-type="float" office:value="3402.7804620425" calcext:value-type="float">
            <text:p>3 403</text:p>
          </table:table-cell>
          <table:table-cell table:style-name="ce7" office:value-type="float" office:value="4504.7271243825" calcext:value-type="float">
            <text:p>4 505</text:p>
          </table:table-cell>
          <table:table-cell table:style-name="ce27" table:formula="of:=[.AD9]/SUM([.$AD9:.$AG9])*100" office:value-type="float" office:value="37.8179537741259" calcext:value-type="float">
            <text:p>37,82</text:p>
          </table:table-cell>
          <table:table-cell table:style-name="ce27" table:formula="of:=[.AE9]/SUM([.$AD9:.$AG9])*100" office:value-type="float" office:value="26.3986261882068" calcext:value-type="float">
            <text:p>26,40</text:p>
          </table:table-cell>
          <table:table-cell table:style-name="ce27" table:formula="of:=[.AF9]/SUM([.$AD9:.$AG9])*100" office:value-type="float" office:value="15.3984199494501" calcext:value-type="float">
            <text:p>15,40</text:p>
          </table:table-cell>
          <table:table-cell table:style-name="ce27" table:formula="of:=[.AG9]/SUM([.$AD9:.$AG9])*100" office:value-type="float" office:value="20.3850000882172" calcext:value-type="float">
            <text:p>20,39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799" calcext:value-type="float">
            <text:p>799</text:p>
          </table:table-cell>
          <table:table-cell table:style-name="ce7" office:value-type="float" office:value="546" calcext:value-type="float">
            <text:p>546</text:p>
          </table:table-cell>
          <table:table-cell table:style-name="ce7" office:value-type="float" office:value="1376" calcext:value-type="float">
            <text:p>1 376</text:p>
          </table:table-cell>
          <table:table-cell table:style-name="ce30" table:formula="of:=[.AL9]/[.$AP9]*100" office:value-type="float" office:value="1.38081395348837" calcext:value-type="float">
            <text:p>1,38</text:p>
          </table:table-cell>
          <table:table-cell table:style-name="ce30" table:formula="of:=[.AM9]/[.$AP9]*100" office:value-type="float" office:value="0.872093023255814" calcext:value-type="float">
            <text:p>0,87</text:p>
          </table:table-cell>
          <table:table-cell table:style-name="ce30" table:formula="of:=[.AN9]/[.$AP9]*100" office:value-type="float" office:value="58.0668604651163" calcext:value-type="float">
            <text:p>58,07</text:p>
          </table:table-cell>
          <table:table-cell table:style-name="ce30" table:formula="of:=[.AO9]/[.$AP9]*100" office:value-type="float" office:value="39.6802325581395" calcext:value-type="float">
            <text:p>39,68</text:p>
          </table:table-cell>
          <table:table-cell table:style-name="ce33" table:number-columns-repeated="978"/>
        </table:table-row>
        <table:table-row table:style-name="ro2">
          <table:table-cell table:style-name="ce2" office:value-type="string" calcext:value-type="string">
            <text:p>200069730</text:p>
          </table:table-cell>
          <table:table-cell table:style-name="ce2" office:value-type="string" calcext:value-type="string">
            <text:p>CC des 4 Rivières</text:p>
          </table:table-cell>
          <table:table-cell table:style-name="ce7" office:value-type="float" office:value="10473.8162931442" calcext:value-type="float">
            <text:p>10 474</text:p>
          </table:table-cell>
          <table:table-cell table:style-name="ce7" office:value-type="float" office:value="11844.2010710884" calcext:value-type="float">
            <text:p>11 844</text:p>
          </table:table-cell>
          <table:table-cell table:style-name="ce9" office:value-type="float" office:value="88.4299095420687" calcext:value-type="float">
            <text:p>88,4299095421</text:p>
          </table:table-cell>
          <table:table-cell table:style-name="ce12" office:value-type="float" office:value="2815.8811859901" calcext:value-type="float">
            <text:p>2 816</text:p>
          </table:table-cell>
          <table:table-cell table:style-name="ce12" office:value-type="float" office:value="847.0895165007" calcext:value-type="float">
            <text:p>847</text:p>
          </table:table-cell>
          <table:table-cell table:style-name="ce12" office:value-type="float" office:value="3482.2271815803" calcext:value-type="float">
            <text:p>3 482</text:p>
          </table:table-cell>
          <table:table-cell table:style-name="ce12" office:value-type="float" office:value="769.9667450355" calcext:value-type="float">
            <text:p>770</text:p>
          </table:table-cell>
          <table:table-cell table:style-name="ce12" office:value-type="float" office:value="2558.6516640376" calcext:value-type="float">
            <text:p>2 559</text:p>
          </table:table-cell>
          <table:table-cell table:style-name="ce9" office:value-type="float" office:value="17083" calcext:value-type="float">
            <text:p>17083</text:p>
          </table:table-cell>
          <table:table-cell table:style-name="ce9" office:value-type="float" office:value="8239" calcext:value-type="float">
            <text:p>8239</text:p>
          </table:table-cell>
          <table:table-cell table:style-name="ce9" office:value-type="float" office:value="48.2292337411462" calcext:value-type="float">
            <text:p>48,2292337411</text:p>
          </table:table-cell>
          <table:table-cell table:style-name="ce18" office:value-type="float" office:value="11935.9580728594" calcext:value-type="float">
            <text:p>11 936</text:p>
          </table:table-cell>
          <table:table-cell table:style-name="ce18" office:value-type="float" office:value="925.7198492597" calcext:value-type="float">
            <text:p>926</text:p>
          </table:table-cell>
          <table:table-cell table:style-name="ce18" office:value-type="float" office:value="1737.7530869205" calcext:value-type="float">
            <text:p>1 738</text:p>
          </table:table-cell>
          <table:table-cell table:style-name="ce18" office:value-type="float" office:value="1358.3876396936" calcext:value-type="float">
            <text:p>1 358</text:p>
          </table:table-cell>
          <table:table-cell table:style-name="ce18" office:value-type="float" office:value="680.7951357717" calcext:value-type="float">
            <text:p>681</text:p>
          </table:table-cell>
          <table:table-cell table:style-name="ce18" office:value-type="float" office:value="7748.9721832661" calcext:value-type="float">
            <text:p>7 749</text:p>
          </table:table-cell>
          <table:table-cell table:style-name="ce21" table:formula="of:=([.N10]+[.P10])/SUM([.N10:.R10])" office:value-type="float" office:value="0.821805911049745" calcext:value-type="float">
            <text:p>0,822</text:p>
          </table:table-cell>
          <table:table-cell table:style-name="ce21" table:formula="of:=[.P10]/([.N10]+[.P10])" office:value-type="float" office:value="0.127087157730226" calcext:value-type="float">
            <text:p>0,127</text:p>
          </table:table-cell>
          <table:table-cell table:style-name="ce18" office:value-type="float" office:value="555.1761727558" calcext:value-type="float">
            <text:p>555</text:p>
          </table:table-cell>
          <table:table-cell table:style-name="ce18" office:value-type="float" office:value="931.4791555984" calcext:value-type="float">
            <text:p>931</text:p>
          </table:table-cell>
          <table:table-cell table:style-name="ce18" office:value-type="float" office:value="2940.1345865983" calcext:value-type="float">
            <text:p>2 940</text:p>
          </table:table-cell>
          <table:table-cell table:style-name="ce18" office:value-type="float" office:value="922.5950532512" calcext:value-type="float">
            <text:p>923</text:p>
          </table:table-cell>
          <table:table-cell table:style-name="ce18" office:value-type="float" office:value="3872.4969850923" calcext:value-type="float">
            <text:p>3 872</text:p>
          </table:table-cell>
          <table:table-cell table:style-name="ce18" office:value-type="float" office:value="4687.3482895774" calcext:value-type="float">
            <text:p>4 687</text:p>
          </table:table-cell>
          <table:table-cell table:style-name="ce18" office:value-type="float" office:value="2524.5288847338" calcext:value-type="float">
            <text:p>2 525</text:p>
          </table:table-cell>
          <table:table-cell table:style-name="ce18" office:value-type="float" office:value="7738.3455274119" calcext:value-type="float">
            <text:p>7 738</text:p>
          </table:table-cell>
          <table:table-cell table:style-name="ce7" office:value-type="float" office:value="9946.5384817679" calcext:value-type="float">
            <text:p>9 947</text:p>
          </table:table-cell>
          <table:table-cell table:style-name="ce7" office:value-type="float" office:value="6413.6125083831" calcext:value-type="float">
            <text:p>6 414</text:p>
          </table:table-cell>
          <table:table-cell table:style-name="ce7" office:value-type="float" office:value="3166.747051085" calcext:value-type="float">
            <text:p>3 167</text:p>
          </table:table-cell>
          <table:table-cell table:style-name="ce7" office:value-type="float" office:value="3063.3264280087" calcext:value-type="float">
            <text:p>3 063</text:p>
          </table:table-cell>
          <table:table-cell table:style-name="ce27" table:formula="of:=[.AD10]/SUM([.$AD10:.$AG10])*100" office:value-type="float" office:value="44.0302773233154" calcext:value-type="float">
            <text:p>44,03</text:p>
          </table:table-cell>
          <table:table-cell table:style-name="ce27" table:formula="of:=[.AE10]/SUM([.$AD10:.$AG10])*100" office:value-type="float" office:value="28.3910968530431" calcext:value-type="float">
            <text:p>28,39</text:p>
          </table:table-cell>
          <table:table-cell table:style-name="ce27" table:formula="of:=[.AF10]/SUM([.$AD10:.$AG10])*100" office:value-type="float" office:value="14.0182186121981" calcext:value-type="float">
            <text:p>14,02</text:p>
          </table:table-cell>
          <table:table-cell table:style-name="ce27" table:formula="of:=[.AG10]/SUM([.$AD10:.$AG10])*100" office:value-type="float" office:value="13.5604072114434" calcext:value-type="float">
            <text:p>13,56</text:p>
          </table:table-cell>
          <table:table-cell table:style-name="ce7" table:number-columns-repeated="2"/>
          <table:table-cell table:style-name="ce7" office:value-type="float" office:value="22" calcext:value-type="float">
            <text:p>2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5" calcext:value-type="float">
            <text:p>35</text:p>
          </table:table-cell>
          <table:table-cell table:style-name="ce30" table:formula="of:=[.AL10]/[.$AP10]*100" office:value-type="float" office:value="0" calcext:value-type="float">
            <text:p>0,00</text:p>
          </table:table-cell>
          <table:table-cell table:style-name="ce30" table:formula="of:=[.AM10]/[.$AP10]*100" office:value-type="float" office:value="0" calcext:value-type="float">
            <text:p>0,00</text:p>
          </table:table-cell>
          <table:table-cell table:style-name="ce30" table:formula="of:=[.AN10]/[.$AP10]*100" office:value-type="float" office:value="62.8571428571429" calcext:value-type="float">
            <text:p>62,86</text:p>
          </table:table-cell>
          <table:table-cell table:style-name="ce30" table:formula="of:=[.AO10]/[.$AP10]*100" office:value-type="float" office:value="37.1428571428571" calcext:value-type="float">
            <text:p>37,14</text:p>
          </table:table-cell>
          <table:table-cell table:style-name="ce33" table:number-columns-repeated="978"/>
        </table:table-row>
        <table:table-row table:style-name="ro2">
          <table:table-cell table:style-name="ce2" office:value-type="string" calcext:value-type="string">
            <text:p>200070142</text:p>
          </table:table-cell>
          <table:table-cell table:style-name="ce2" office:value-type="string" calcext:value-type="string">
            <text:p>CC Lyons Andelle</text:p>
          </table:table-cell>
          <table:table-cell table:style-name="ce7" office:value-type="float" office:value="5975.6939379987" calcext:value-type="float">
            <text:p>5 976</text:p>
          </table:table-cell>
          <table:table-cell table:style-name="ce7" office:value-type="float" office:value="9221.8249979761" calcext:value-type="float">
            <text:p>9 222</text:p>
          </table:table-cell>
          <table:table-cell table:style-name="ce9" office:value-type="float" office:value="64.7994723312379" calcext:value-type="float">
            <text:p>64,7994723312</text:p>
          </table:table-cell>
          <table:table-cell table:style-name="ce12" office:value-type="float" office:value="1440.5859144656" calcext:value-type="float">
            <text:p>1 441</text:p>
          </table:table-cell>
          <table:table-cell table:style-name="ce12" office:value-type="float" office:value="207.7136983785" calcext:value-type="float">
            <text:p>208</text:p>
          </table:table-cell>
          <table:table-cell table:style-name="ce12" office:value-type="float" office:value="1785.7872197617" calcext:value-type="float">
            <text:p>1 786</text:p>
          </table:table-cell>
          <table:table-cell table:style-name="ce12" office:value-type="float" office:value="485.773000361" calcext:value-type="float">
            <text:p>486</text:p>
          </table:table-cell>
          <table:table-cell table:style-name="ce12" office:value-type="float" office:value="2055.8341050319" calcext:value-type="float">
            <text:p>2 056</text:p>
          </table:table-cell>
          <table:table-cell table:style-name="ce9" office:value-type="float" office:value="11514" calcext:value-type="float">
            <text:p>11514</text:p>
          </table:table-cell>
          <table:table-cell table:style-name="ce9" office:value-type="float" office:value="6431" calcext:value-type="float">
            <text:p>6431</text:p>
          </table:table-cell>
          <table:table-cell table:style-name="ce9" office:value-type="float" office:value="55.8537432690638" calcext:value-type="float">
            <text:p>55,8537432691</text:p>
          </table:table-cell>
          <table:table-cell table:style-name="ce18" office:value-type="float" office:value="9153.0082144237" calcext:value-type="float">
            <text:p>9 153</text:p>
          </table:table-cell>
          <table:table-cell table:style-name="ce18" office:value-type="float" office:value="556.9556147807" calcext:value-type="float">
            <text:p>557</text:p>
          </table:table-cell>
          <table:table-cell table:style-name="ce18" office:value-type="float" office:value="1162.7107084018" calcext:value-type="float">
            <text:p>1 163</text:p>
          </table:table-cell>
          <table:table-cell table:style-name="ce18" office:value-type="float" office:value="974.1551004867" calcext:value-type="float">
            <text:p>974</text:p>
          </table:table-cell>
          <table:table-cell table:style-name="ce18" office:value-type="float" office:value="423.7088290121" calcext:value-type="float">
            <text:p>424</text:p>
          </table:table-cell>
          <table:table-cell table:style-name="ce18" office:value-type="float" office:value="4792.00150357" calcext:value-type="float">
            <text:p>4 792</text:p>
          </table:table-cell>
          <table:table-cell table:style-name="ce21" table:formula="of:=([.N11]+[.P11])/SUM([.N11:.R11])" office:value-type="float" office:value="0.840689995021816" calcext:value-type="float">
            <text:p>0,841</text:p>
          </table:table-cell>
          <table:table-cell table:style-name="ce21" table:formula="of:=[.P11]/([.N11]+[.P11])" office:value-type="float" office:value="0.112712523198851" calcext:value-type="float">
            <text:p>0,113</text:p>
          </table:table-cell>
          <table:table-cell table:style-name="ce18" office:value-type="float" office:value="109.6628981843" calcext:value-type="float">
            <text:p>110</text:p>
          </table:table-cell>
          <table:table-cell table:style-name="ce18" office:value-type="float" office:value="596.7048221244" calcext:value-type="float">
            <text:p>597</text:p>
          </table:table-cell>
          <table:table-cell table:style-name="ce18" office:value-type="float" office:value="1925.0390777442" calcext:value-type="float">
            <text:p>1 925</text:p>
          </table:table-cell>
          <table:table-cell table:style-name="ce18" office:value-type="float" office:value="874.2738522916" calcext:value-type="float">
            <text:p>874</text:p>
          </table:table-cell>
          <table:table-cell table:style-name="ce18" office:value-type="float" office:value="2773.6145054896" calcext:value-type="float">
            <text:p>2 774</text:p>
          </table:table-cell>
          <table:table-cell table:style-name="ce18" office:value-type="float" office:value="3640.6442593111" calcext:value-type="float">
            <text:p>3 641</text:p>
          </table:table-cell>
          <table:table-cell table:style-name="ce18" office:value-type="float" office:value="2269.7407088461" calcext:value-type="float">
            <text:p>2 270</text:p>
          </table:table-cell>
          <table:table-cell table:style-name="ce18" office:value-type="float" office:value="4800.3152024681" calcext:value-type="float">
            <text:p>4 800</text:p>
          </table:table-cell>
          <table:table-cell table:style-name="ce7" office:value-type="float" office:value="6244.4150878377" calcext:value-type="float">
            <text:p>6 244</text:p>
          </table:table-cell>
          <table:table-cell table:style-name="ce7" office:value-type="float" office:value="4507.837335104" calcext:value-type="float">
            <text:p>4 508</text:p>
          </table:table-cell>
          <table:table-cell table:style-name="ce7" office:value-type="float" office:value="2360.9788591751" calcext:value-type="float">
            <text:p>2 361</text:p>
          </table:table-cell>
          <table:table-cell table:style-name="ce7" office:value-type="float" office:value="2599.1716512055" calcext:value-type="float">
            <text:p>2 599</text:p>
          </table:table-cell>
          <table:table-cell table:style-name="ce27" table:formula="of:=[.AD11]/SUM([.$AD11:.$AG11])*100" office:value-type="float" office:value="39.7419485379589" calcext:value-type="float">
            <text:p>39,74</text:p>
          </table:table-cell>
          <table:table-cell table:style-name="ce27" table:formula="of:=[.AE11]/SUM([.$AD11:.$AG11])*100" office:value-type="float" office:value="28.6896749926387" calcext:value-type="float">
            <text:p>28,69</text:p>
          </table:table-cell>
          <table:table-cell table:style-name="ce27" table:formula="of:=[.AF11]/SUM([.$AD11:.$AG11])*100" office:value-type="float" office:value="15.0262112624926" calcext:value-type="float">
            <text:p>15,03</text:p>
          </table:table-cell>
          <table:table-cell table:style-name="ce27" table:formula="of:=[.AG11]/SUM([.$AD11:.$AG11])*100" office:value-type="float" office:value="16.5421652069097" calcext:value-type="float">
            <text:p>16,5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093" calcext:value-type="float">
            <text:p>1 093</text:p>
          </table:table-cell>
          <table:table-cell table:style-name="ce7" office:value-type="float" office:value="726" calcext:value-type="float">
            <text:p>726</text:p>
          </table:table-cell>
          <table:table-cell table:style-name="ce7" office:value-type="float" office:value="1862" calcext:value-type="float">
            <text:p>1 862</text:p>
          </table:table-cell>
          <table:table-cell table:style-name="ce30" table:formula="of:=[.AL11]/[.$AP11]*100" office:value-type="float" office:value="1.34264232008593" calcext:value-type="float">
            <text:p>1,34</text:p>
          </table:table-cell>
          <table:table-cell table:style-name="ce30" table:formula="of:=[.AM11]/[.$AP11]*100" office:value-type="float" office:value="0.966702470461869" calcext:value-type="float">
            <text:p>0,97</text:p>
          </table:table-cell>
          <table:table-cell table:style-name="ce30" table:formula="of:=[.AN11]/[.$AP11]*100" office:value-type="float" office:value="58.7003222341568" calcext:value-type="float">
            <text:p>58,70</text:p>
          </table:table-cell>
          <table:table-cell table:style-name="ce30" table:formula="of:=[.AO11]/[.$AP11]*100" office:value-type="float" office:value="38.9903329752954" calcext:value-type="float">
            <text:p>38,99</text:p>
          </table:table-cell>
          <table:table-cell table:style-name="ce33" table:number-columns-repeated="978"/>
        </table:table-row>
        <table:table-row table:style-name="ro2">
          <table:table-cell table:style-name="ce2" office:value-type="string" calcext:value-type="string">
            <text:p>200071454</text:p>
          </table:table-cell>
          <table:table-cell table:style-name="ce2" office:value-type="string" calcext:value-type="string">
            <text:p>CA Evreux Portes de Normandie</text:p>
          </table:table-cell>
          <table:table-cell table:style-name="ce7" office:value-type="float" office:value="48767.1258980971" calcext:value-type="float">
            <text:p>48 767</text:p>
          </table:table-cell>
          <table:table-cell table:style-name="ce7" office:value-type="float" office:value="41484.3960398692" calcext:value-type="float">
            <text:p>41 484</text:p>
          </table:table-cell>
          <table:table-cell table:style-name="ce9" office:value-type="float" office:value="117.555347440104" calcext:value-type="float">
            <text:p>117,5553474401</text:p>
          </table:table-cell>
          <table:table-cell table:style-name="ce12" office:value-type="float" office:value="20325.5078612147" calcext:value-type="float">
            <text:p>20 326</text:p>
          </table:table-cell>
          <table:table-cell table:style-name="ce12" office:value-type="float" office:value="403.9749903218" calcext:value-type="float">
            <text:p>404</text:p>
          </table:table-cell>
          <table:table-cell table:style-name="ce12" office:value-type="float" office:value="19080.5765993342" calcext:value-type="float">
            <text:p>19 081</text:p>
          </table:table-cell>
          <table:table-cell table:style-name="ce12" office:value-type="float" office:value="3021.4022898658" calcext:value-type="float">
            <text:p>3 021</text:p>
          </table:table-cell>
          <table:table-cell table:style-name="ce12" office:value-type="float" office:value="5935.6641573606" calcext:value-type="float">
            <text:p>5 936</text:p>
          </table:table-cell>
          <table:table-cell table:style-name="ce9" office:value-type="float" office:value="55531" calcext:value-type="float">
            <text:p>55531</text:p>
          </table:table-cell>
          <table:table-cell table:style-name="ce9" office:value-type="float" office:value="30859" calcext:value-type="float">
            <text:p>30859</text:p>
          </table:table-cell>
          <table:table-cell table:style-name="ce9" office:value-type="float" office:value="55.5707622769264" calcext:value-type="float">
            <text:p>55,5707622769</text:p>
          </table:table-cell>
          <table:table-cell table:style-name="ce18" office:value-type="float" office:value="41522.7310207424" calcext:value-type="float">
            <text:p>41 523</text:p>
          </table:table-cell>
          <table:table-cell table:style-name="ce18" office:value-type="float" office:value="3989.7706434442" calcext:value-type="float">
            <text:p>3 990</text:p>
          </table:table-cell>
          <table:table-cell table:style-name="ce18" office:value-type="float" office:value="7467.5747888622" calcext:value-type="float">
            <text:p>7 468</text:p>
          </table:table-cell>
          <table:table-cell table:style-name="ce18" office:value-type="float" office:value="6192.6766240489" calcext:value-type="float">
            <text:p>6 193</text:p>
          </table:table-cell>
          <table:table-cell table:style-name="ce18" office:value-type="float" office:value="2188.7821895953" calcext:value-type="float">
            <text:p>2 189</text:p>
          </table:table-cell>
          <table:table-cell table:style-name="ce18" office:value-type="float" office:value="19700.7893085647" calcext:value-type="float">
            <text:p>19 701</text:p>
          </table:table-cell>
          <table:table-cell table:style-name="ce21" table:formula="of:=([.N12]+[.P12])/SUM([.N12:.R12])" office:value-type="float" office:value="0.798387875998867" calcext:value-type="float">
            <text:p>0,798</text:p>
          </table:table-cell>
          <table:table-cell table:style-name="ce21" table:formula="of:=[.P12]/([.N12]+[.P12])" office:value-type="float" office:value="0.152429642261963" calcext:value-type="float">
            <text:p>0,152</text:p>
          </table:table-cell>
          <table:table-cell table:style-name="ce18" office:value-type="float" office:value="269.8581232524" calcext:value-type="float">
            <text:p>270</text:p>
          </table:table-cell>
          <table:table-cell table:style-name="ce18" office:value-type="float" office:value="2286.7314930031" calcext:value-type="float">
            <text:p>2 287</text:p>
          </table:table-cell>
          <table:table-cell table:style-name="ce18" office:value-type="float" office:value="12873.8340114185" calcext:value-type="float">
            <text:p>12 874</text:p>
          </table:table-cell>
          <table:table-cell table:style-name="ce18" office:value-type="float" office:value="5912.3886724318" calcext:value-type="float">
            <text:p>5 912</text:p>
          </table:table-cell>
          <table:table-cell table:style-name="ce18" office:value-type="float" office:value="14653.2459087888" calcext:value-type="float">
            <text:p>14 653</text:p>
          </table:table-cell>
          <table:table-cell table:style-name="ce18" office:value-type="float" office:value="12874.9299574423" calcext:value-type="float">
            <text:p>12 875</text:p>
          </table:table-cell>
          <table:table-cell table:style-name="ce18" office:value-type="float" office:value="12250.0047037952" calcext:value-type="float">
            <text:p>12 250</text:p>
          </table:table-cell>
          <table:table-cell table:style-name="ce18" office:value-type="float" office:value="19898.6721093557" calcext:value-type="float">
            <text:p>19 899</text:p>
          </table:table-cell>
          <table:table-cell table:style-name="ce7" office:value-type="float" office:value="24325.1133945218" calcext:value-type="float">
            <text:p>24 325</text:p>
          </table:table-cell>
          <table:table-cell table:style-name="ce7" office:value-type="float" office:value="18686.1467161897" calcext:value-type="float">
            <text:p>18 686</text:p>
          </table:table-cell>
          <table:table-cell table:style-name="ce7" office:value-type="float" office:value="12516.9744881292" calcext:value-type="float">
            <text:p>12 517</text:p>
          </table:table-cell>
          <table:table-cell table:style-name="ce7" office:value-type="float" office:value="16992.8580883059" calcext:value-type="float">
            <text:p>16 993</text:p>
          </table:table-cell>
          <table:table-cell table:style-name="ce27" table:formula="of:=[.AD12]/SUM([.$AD12:.$AG12])*100" office:value-type="float" office:value="33.5421220133285" calcext:value-type="float">
            <text:p>33,54</text:p>
          </table:table-cell>
          <table:table-cell table:style-name="ce27" table:formula="of:=[.AE12]/SUM([.$AD12:.$AG12])*100" office:value-type="float" office:value="25.7664991298477" calcext:value-type="float">
            <text:p>25,77</text:p>
          </table:table-cell>
          <table:table-cell table:style-name="ce27" table:formula="of:=[.AF12]/SUM([.$AD12:.$AG12])*100" office:value-type="float" office:value="17.259770949849" calcext:value-type="float">
            <text:p>17,26</text:p>
          </table:table-cell>
          <table:table-cell table:style-name="ce27" table:formula="of:=[.AG12]/SUM([.$AD12:.$AG12])*100" office:value-type="float" office:value="23.4316079069747" calcext:value-type="float">
            <text:p>23,43</text:p>
          </table:table-cell>
          <table:table-cell table:style-name="ce7" office:value-type="float" office:value="366" calcext:value-type="float">
            <text:p>366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float" office:value="6484" calcext:value-type="float">
            <text:p>6 484</text:p>
          </table:table-cell>
          <table:table-cell table:style-name="ce7" office:value-type="float" office:value="3993" calcext:value-type="float">
            <text:p>3 993</text:p>
          </table:table-cell>
          <table:table-cell table:style-name="ce7" office:value-type="float" office:value="11012" calcext:value-type="float">
            <text:p>11 012</text:p>
          </table:table-cell>
          <table:table-cell table:style-name="ce30" table:formula="of:=[.AL12]/[.$AP12]*100" office:value-type="float" office:value="3.32364693062114" calcext:value-type="float">
            <text:p>3,32</text:p>
          </table:table-cell>
          <table:table-cell table:style-name="ce30" table:formula="of:=[.AM12]/[.$AP12]*100" office:value-type="float" office:value="1.53468942971304" calcext:value-type="float">
            <text:p>1,53</text:p>
          </table:table-cell>
          <table:table-cell table:style-name="ce30" table:formula="of:=[.AN12]/[.$AP12]*100" office:value-type="float" office:value="58.8812204867417" calcext:value-type="float">
            <text:p>58,88</text:p>
          </table:table-cell>
          <table:table-cell table:style-name="ce30" table:formula="of:=[.AO12]/[.$AP12]*100" office:value-type="float" office:value="36.2604431529241" calcext:value-type="float">
            <text:p>36,26</text:p>
          </table:table-cell>
          <table:table-cell table:style-name="ce33" table:number-columns-repeated="978"/>
        </table:table-row>
        <table:table-row table:style-name="ro2">
          <table:table-cell table:style-name="ce2" office:value-type="string" calcext:value-type="string">
            <text:p>200071843</text:p>
          </table:table-cell>
          <table:table-cell table:style-name="ce2" office:value-type="string" calcext:value-type="string">
            <text:p>CC du Vexin Normand</text:p>
          </table:table-cell>
          <table:table-cell table:style-name="ce7" office:value-type="float" office:value="8836.4966037687" calcext:value-type="float">
            <text:p>8 836</text:p>
          </table:table-cell>
          <table:table-cell table:style-name="ce7" office:value-type="float" office:value="12673.4566340563" calcext:value-type="float">
            <text:p>12 673</text:p>
          </table:table-cell>
          <table:table-cell table:style-name="ce9" office:value-type="float" office:value="69.7244395031355" calcext:value-type="float">
            <text:p>69,7244395031</text:p>
          </table:table-cell>
          <table:table-cell table:style-name="ce12" office:value-type="float" office:value="2946.830428831" calcext:value-type="float">
            <text:p>2 947</text:p>
          </table:table-cell>
          <table:table-cell table:style-name="ce12" office:value-type="float" office:value="348.4069297612" calcext:value-type="float">
            <text:p>348</text:p>
          </table:table-cell>
          <table:table-cell table:style-name="ce12" office:value-type="float" office:value="3576.4083100237" calcext:value-type="float">
            <text:p>3 576</text:p>
          </table:table-cell>
          <table:table-cell table:style-name="ce12" office:value-type="float" office:value="652.1732327686" calcext:value-type="float">
            <text:p>652</text:p>
          </table:table-cell>
          <table:table-cell table:style-name="ce12" office:value-type="float" office:value="1312.6777023842" calcext:value-type="float">
            <text:p>1 313</text:p>
          </table:table-cell>
          <table:table-cell table:style-name="ce9" office:value-type="float" office:value="16635" calcext:value-type="float">
            <text:p>16635</text:p>
          </table:table-cell>
          <table:table-cell table:style-name="ce9" office:value-type="float" office:value="9158" calcext:value-type="float">
            <text:p>9158</text:p>
          </table:table-cell>
          <table:table-cell table:style-name="ce9" office:value-type="float" office:value="55.0525999398858" calcext:value-type="float">
            <text:p>55,0525999399</text:p>
          </table:table-cell>
          <table:table-cell table:style-name="ce18" office:value-type="float" office:value="12616.1867940266" calcext:value-type="float">
            <text:p>12 616</text:p>
          </table:table-cell>
          <table:table-cell table:style-name="ce18" office:value-type="float" office:value="928.9100611257" calcext:value-type="float">
            <text:p>929</text:p>
          </table:table-cell>
          <table:table-cell table:style-name="ce18" office:value-type="float" office:value="2121.4207799681" calcext:value-type="float">
            <text:p>2 121</text:p>
          </table:table-cell>
          <table:table-cell table:style-name="ce18" office:value-type="float" office:value="1521.0939385859" calcext:value-type="float">
            <text:p>1 521</text:p>
          </table:table-cell>
          <table:table-cell table:style-name="ce18" office:value-type="float" office:value="694.0298652629" calcext:value-type="float">
            <text:p>694</text:p>
          </table:table-cell>
          <table:table-cell table:style-name="ce18" office:value-type="float" office:value="6397.8959934113" calcext:value-type="float">
            <text:p>6 398</text:p>
          </table:table-cell>
          <table:table-cell table:style-name="ce21" table:formula="of:=([.N13]+[.P13])/SUM([.N13:.R13])" office:value-type="float" office:value="0.824175321057341" calcext:value-type="float">
            <text:p>0,824</text:p>
          </table:table-cell>
          <table:table-cell table:style-name="ce21" table:formula="of:=[.P13]/([.N13]+[.P13])" office:value-type="float" office:value="0.143946076004321" calcext:value-type="float">
            <text:p>0,144</text:p>
          </table:table-cell>
          <table:table-cell table:style-name="ce18" office:value-type="float" office:value="189.946896768" calcext:value-type="float">
            <text:p>190</text:p>
          </table:table-cell>
          <table:table-cell table:style-name="ce18" office:value-type="float" office:value="865.6130313108" calcext:value-type="float">
            <text:p>866</text:p>
          </table:table-cell>
          <table:table-cell table:style-name="ce18" office:value-type="float" office:value="3331.3284113216" calcext:value-type="float">
            <text:p>3 331</text:p>
          </table:table-cell>
          <table:table-cell table:style-name="ce18" office:value-type="float" office:value="1317.7306167177" calcext:value-type="float">
            <text:p>1 318</text:p>
          </table:table-cell>
          <table:table-cell table:style-name="ce18" office:value-type="float" office:value="4497.9580700504" calcext:value-type="float">
            <text:p>4 498</text:p>
          </table:table-cell>
          <table:table-cell table:style-name="ce18" office:value-type="float" office:value="4541.5279671671" calcext:value-type="float">
            <text:p>4 542</text:p>
          </table:table-cell>
          <table:table-cell table:style-name="ce18" office:value-type="float" office:value="3141.1699731731" calcext:value-type="float">
            <text:p>3 141</text:p>
          </table:table-cell>
          <table:table-cell table:style-name="ce18" office:value-type="float" office:value="6316.3087193694" calcext:value-type="float">
            <text:p>6 316</text:p>
          </table:table-cell>
          <table:table-cell table:style-name="ce7" office:value-type="float" office:value="8490.4459242236" calcext:value-type="float">
            <text:p>8 490</text:p>
          </table:table-cell>
          <table:table-cell table:style-name="ce7" office:value-type="float" office:value="6559.681803409" calcext:value-type="float">
            <text:p>6 560</text:p>
          </table:table-cell>
          <table:table-cell table:style-name="ce7" office:value-type="float" office:value="3568.6870673181" calcext:value-type="float">
            <text:p>3 569</text:p>
          </table:table-cell>
          <table:table-cell table:style-name="ce7" office:value-type="float" office:value="3593.8202880038" calcext:value-type="float">
            <text:p>3 594</text:p>
          </table:table-cell>
          <table:table-cell table:style-name="ce27" table:formula="of:=[.AD13]/SUM([.$AD13:.$AG13])*100" office:value-type="float" office:value="38.2234970885511" calcext:value-type="float">
            <text:p>38,22</text:p>
          </table:table-cell>
          <table:table-cell table:style-name="ce27" table:formula="of:=[.AE13]/SUM([.$AD13:.$AG13])*100" office:value-type="float" office:value="29.5313085498927" calcext:value-type="float">
            <text:p>29,53</text:p>
          </table:table-cell>
          <table:table-cell table:style-name="ce27" table:formula="of:=[.AF13]/SUM([.$AD13:.$AG13])*100" office:value-type="float" office:value="16.0660230269421" calcext:value-type="float">
            <text:p>16,07</text:p>
          </table:table-cell>
          <table:table-cell table:style-name="ce27" table:formula="of:=[.AG13]/SUM([.$AD13:.$AG13])*100" office:value-type="float" office:value="16.1791713346141" calcext:value-type="float">
            <text:p>16,18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1951" calcext:value-type="float">
            <text:p>1 951</text:p>
          </table:table-cell>
          <table:table-cell table:style-name="ce7" office:value-type="float" office:value="1172" calcext:value-type="float">
            <text:p>1 172</text:p>
          </table:table-cell>
          <table:table-cell table:style-name="ce7" office:value-type="float" office:value="3226" calcext:value-type="float">
            <text:p>3 226</text:p>
          </table:table-cell>
          <table:table-cell table:style-name="ce30" table:formula="of:=[.AL13]/[.$AP13]*100" office:value-type="float" office:value="1.82889026658401" calcext:value-type="float">
            <text:p>1,83</text:p>
          </table:table-cell>
          <table:table-cell table:style-name="ce30" table:formula="of:=[.AM13]/[.$AP13]*100" office:value-type="float" office:value="1.36391816491011" calcext:value-type="float">
            <text:p>1,36</text:p>
          </table:table-cell>
          <table:table-cell table:style-name="ce30" table:formula="of:=[.AN13]/[.$AP13]*100" office:value-type="float" office:value="60.4773713577185" calcext:value-type="float">
            <text:p>60,48</text:p>
          </table:table-cell>
          <table:table-cell table:style-name="ce30" table:formula="of:=[.AO13]/[.$AP13]*100" office:value-type="float" office:value="36.3298202107874" calcext:value-type="float">
            <text:p>36,33</text:p>
          </table:table-cell>
          <table:table-cell table:style-name="ce33" table:number-columns-repeated="978"/>
        </table:table-row>
        <table:table-row table:style-name="ro2">
          <table:table-cell table:style-name="ce2" office:value-type="string" calcext:value-type="string">
            <text:p>200072312</text:p>
          </table:table-cell>
          <table:table-cell table:style-name="ce2" office:value-type="string" calcext:value-type="string">
            <text:p>CA Seine Normandie Agglomération</text:p>
          </table:table-cell>
          <table:table-cell table:style-name="ce7" office:value-type="float" office:value="26867.206868929" calcext:value-type="float">
            <text:p>26 867</text:p>
          </table:table-cell>
          <table:table-cell table:style-name="ce7" office:value-type="float" office:value="35598.8490760663" calcext:value-type="float">
            <text:p>35 599</text:p>
          </table:table-cell>
          <table:table-cell table:style-name="ce9" office:value-type="float" office:value="75.4721221787821" calcext:value-type="float">
            <text:p>75,4721221788</text:p>
          </table:table-cell>
          <table:table-cell table:style-name="ce12" office:value-type="float" office:value="7796.0163447629" calcext:value-type="float">
            <text:p>7 796</text:p>
          </table:table-cell>
          <table:table-cell table:style-name="ce12" office:value-type="float" office:value="532.1150531718" calcext:value-type="float">
            <text:p>532</text:p>
          </table:table-cell>
          <table:table-cell table:style-name="ce12" office:value-type="float" office:value="10267.689319664" calcext:value-type="float">
            <text:p>10 268</text:p>
          </table:table-cell>
          <table:table-cell table:style-name="ce12" office:value-type="float" office:value="2029.7160484309" calcext:value-type="float">
            <text:p>2 030</text:p>
          </table:table-cell>
          <table:table-cell table:style-name="ce12" office:value-type="float" office:value="6241.6701028994" calcext:value-type="float">
            <text:p>6 242</text:p>
          </table:table-cell>
          <table:table-cell table:style-name="ce9" office:value-type="float" office:value="46309" calcext:value-type="float">
            <text:p>46309</text:p>
          </table:table-cell>
          <table:table-cell table:style-name="ce9" office:value-type="float" office:value="26938" calcext:value-type="float">
            <text:p>26938</text:p>
          </table:table-cell>
          <table:table-cell table:style-name="ce9" office:value-type="float" office:value="58.170118119588" calcext:value-type="float">
            <text:p>58,1701181196</text:p>
          </table:table-cell>
          <table:table-cell table:style-name="ce18" office:value-type="float" office:value="35396.7967126146" calcext:value-type="float">
            <text:p>35 397</text:p>
          </table:table-cell>
          <table:table-cell table:style-name="ce18" office:value-type="float" office:value="2202.6955919407" calcext:value-type="float">
            <text:p>2 203</text:p>
          </table:table-cell>
          <table:table-cell table:style-name="ce18" office:value-type="float" office:value="5529.3515775217" calcext:value-type="float">
            <text:p>5 529</text:p>
          </table:table-cell>
          <table:table-cell table:style-name="ce18" office:value-type="float" office:value="4553.9294302796" calcext:value-type="float">
            <text:p>4 554</text:p>
          </table:table-cell>
          <table:table-cell table:style-name="ce18" office:value-type="float" office:value="2283.8871636527" calcext:value-type="float">
            <text:p>2 284</text:p>
          </table:table-cell>
          <table:table-cell table:style-name="ce18" office:value-type="float" office:value="17987.8106423883" calcext:value-type="float">
            <text:p>17 988</text:p>
          </table:table-cell>
          <table:table-cell table:style-name="ce21" table:formula="of:=([.N14]+[.P14])/SUM([.N14:.R14])" office:value-type="float" office:value="0.819069113289777" calcext:value-type="float">
            <text:p>0,819</text:p>
          </table:table-cell>
          <table:table-cell table:style-name="ce21" table:formula="of:=[.P14]/([.N14]+[.P14])" office:value-type="float" office:value="0.135105594064769" calcext:value-type="float">
            <text:p>0,135</text:p>
          </table:table-cell>
          <table:table-cell table:style-name="ce18" office:value-type="float" office:value="333.5595747085" calcext:value-type="float">
            <text:p>334</text:p>
          </table:table-cell>
          <table:table-cell table:style-name="ce18" office:value-type="float" office:value="2288.1245048176" calcext:value-type="float">
            <text:p>2 288</text:p>
          </table:table-cell>
          <table:table-cell table:style-name="ce18" office:value-type="float" office:value="9491.374122412" calcext:value-type="float">
            <text:p>9 491</text:p>
          </table:table-cell>
          <table:table-cell table:style-name="ce18" office:value-type="float" office:value="5915.6673189496" calcext:value-type="float">
            <text:p>5 916</text:p>
          </table:table-cell>
          <table:table-cell table:style-name="ce18" office:value-type="float" office:value="11300.9001364794" calcext:value-type="float">
            <text:p>11 301</text:p>
          </table:table-cell>
          <table:table-cell table:style-name="ce18" office:value-type="float" office:value="10632.1508673675" calcext:value-type="float">
            <text:p>10 632</text:p>
          </table:table-cell>
          <table:table-cell table:style-name="ce18" office:value-type="float" office:value="10074.2136533728" calcext:value-type="float">
            <text:p>10 074</text:p>
          </table:table-cell>
          <table:table-cell table:style-name="ce18" office:value-type="float" office:value="18147.3315368035" calcext:value-type="float">
            <text:p>18 147</text:p>
          </table:table-cell>
          <table:table-cell table:style-name="ce7" office:value-type="float" office:value="21629.4696178657" calcext:value-type="float">
            <text:p>21 629</text:p>
          </table:table-cell>
          <table:table-cell table:style-name="ce7" office:value-type="float" office:value="15824.7891871595" calcext:value-type="float">
            <text:p>15 825</text:p>
          </table:table-cell>
          <table:table-cell table:style-name="ce7" office:value-type="float" office:value="9976.9453035305" calcext:value-type="float">
            <text:p>9 977</text:p>
          </table:table-cell>
          <table:table-cell table:style-name="ce7" office:value-type="float" office:value="14432.1640791752" calcext:value-type="float">
            <text:p>14 432</text:p>
          </table:table-cell>
          <table:table-cell table:style-name="ce27" table:formula="of:=[.AD14]/SUM([.$AD14:.$AG14])*100" office:value-type="float" office:value="34.9632912844784" calcext:value-type="float">
            <text:p>34,96</text:p>
          </table:table-cell>
          <table:table-cell table:style-name="ce27" table:formula="of:=[.AE14]/SUM([.$AD14:.$AG14])*100" office:value-type="float" office:value="25.5802256662416" calcext:value-type="float">
            <text:p>25,58</text:p>
          </table:table-cell>
          <table:table-cell table:style-name="ce27" table:formula="of:=[.AF14]/SUM([.$AD14:.$AG14])*100" office:value-type="float" office:value="16.1273878157659" calcext:value-type="float">
            <text:p>16,13</text:p>
          </table:table-cell>
          <table:table-cell table:style-name="ce27" table:formula="of:=[.AG14]/SUM([.$AD14:.$AG14])*100" office:value-type="float" office:value="23.3290952335141" calcext:value-type="float">
            <text:p>23,33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5596" calcext:value-type="float">
            <text:p>5 596</text:p>
          </table:table-cell>
          <table:table-cell table:style-name="ce7" office:value-type="float" office:value="3480" calcext:value-type="float">
            <text:p>3 480</text:p>
          </table:table-cell>
          <table:table-cell table:style-name="ce7" office:value-type="float" office:value="9290" calcext:value-type="float">
            <text:p>9 290</text:p>
          </table:table-cell>
          <table:table-cell table:style-name="ce30" table:formula="of:=[.AL14]/[.$AP14]*100" office:value-type="float" office:value="1.28094725511302" calcext:value-type="float">
            <text:p>1,28</text:p>
          </table:table-cell>
          <table:table-cell table:style-name="ce30" table:formula="of:=[.AM14]/[.$AP14]*100" office:value-type="float" office:value="1.02260495156082" calcext:value-type="float">
            <text:p>1,02</text:p>
          </table:table-cell>
          <table:table-cell table:style-name="ce30" table:formula="of:=[.AN14]/[.$AP14]*100" office:value-type="float" office:value="60.2368137782562" calcext:value-type="float">
            <text:p>60,24</text:p>
          </table:table-cell>
          <table:table-cell table:style-name="ce30" table:formula="of:=[.AO14]/[.$AP14]*100" office:value-type="float" office:value="37.45963401507" calcext:value-type="float">
            <text:p>37,46</text:p>
          </table:table-cell>
          <table:table-cell table:style-name="ce33" table:number-columns-repeated="978"/>
        </table:table-row>
        <table:table-row table:style-name="ro2">
          <table:table-cell table:style-name="ce2" office:value-type="string" calcext:value-type="string">
            <text:p>242700276</text:p>
          </table:table-cell>
          <table:table-cell table:style-name="ce2" office:value-type="string" calcext:value-type="string">
            <text:p>CC du Pays de Conches</text:p>
          </table:table-cell>
          <table:table-cell table:style-name="ce7" office:value-type="float" office:value="3463.8350202164" calcext:value-type="float">
            <text:p>3 464</text:p>
          </table:table-cell>
          <table:table-cell table:style-name="ce7" office:value-type="float" office:value="8110.5077853272" calcext:value-type="float">
            <text:p>8 111</text:p>
          </table:table-cell>
          <table:table-cell table:style-name="ce9" office:value-type="float" office:value="42.7079920505453" calcext:value-type="float">
            <text:p>42,7079920505</text:p>
          </table:table-cell>
          <table:table-cell table:style-name="ce12" office:value-type="float" office:value="1109.660164458" calcext:value-type="float">
            <text:p>1 110</text:p>
          </table:table-cell>
          <table:table-cell table:style-name="ce12" office:value-type="float" office:value="209.5321011817" calcext:value-type="float">
            <text:p>210</text:p>
          </table:table-cell>
          <table:table-cell table:style-name="ce12" office:value-type="float" office:value="1317.7083154155" calcext:value-type="float">
            <text:p>1 318</text:p>
          </table:table-cell>
          <table:table-cell table:style-name="ce12" office:value-type="float" office:value="355.0199375143" calcext:value-type="float">
            <text:p>355</text:p>
          </table:table-cell>
          <table:table-cell table:style-name="ce12" office:value-type="float" office:value="471.9145016469" calcext:value-type="float">
            <text:p>472</text:p>
          </table:table-cell>
          <table:table-cell table:style-name="ce9" office:value-type="float" office:value="9991" calcext:value-type="float">
            <text:p>9991</text:p>
          </table:table-cell>
          <table:table-cell table:style-name="ce9" office:value-type="float" office:value="5633" calcext:value-type="float">
            <text:p>5633</text:p>
          </table:table-cell>
          <table:table-cell table:style-name="ce9" office:value-type="float" office:value="56.3807426684016" calcext:value-type="float">
            <text:p>56,3807426684</text:p>
          </table:table-cell>
          <table:table-cell table:style-name="ce18" office:value-type="float" office:value="8254.8264129658" calcext:value-type="float">
            <text:p>8 255</text:p>
          </table:table-cell>
          <table:table-cell table:style-name="ce18" office:value-type="float" office:value="471.5582920198" calcext:value-type="float">
            <text:p>472</text:p>
          </table:table-cell>
          <table:table-cell table:style-name="ce18" office:value-type="float" office:value="1011.5308408881" calcext:value-type="float">
            <text:p>1 012</text:p>
          </table:table-cell>
          <table:table-cell table:style-name="ce18" office:value-type="float" office:value="844.0440957653" calcext:value-type="float">
            <text:p>844</text:p>
          </table:table-cell>
          <table:table-cell table:style-name="ce18" office:value-type="float" office:value="312.738646622" calcext:value-type="float">
            <text:p>313</text:p>
          </table:table-cell>
          <table:table-cell table:style-name="ce18" office:value-type="float" office:value="3827.0207787958" calcext:value-type="float">
            <text:p>3 827</text:p>
          </table:table-cell>
          <table:table-cell table:style-name="ce21" table:formula="of:=([.N15]+[.P15])/SUM([.N15:.R15])" office:value-type="float" office:value="0.850538216724952" calcext:value-type="float">
            <text:p>0,851</text:p>
          </table:table-cell>
          <table:table-cell table:style-name="ce21" table:formula="of:=[.P15]/([.N15]+[.P15])" office:value-type="float" office:value="0.10916164930587" calcext:value-type="float">
            <text:p>0,109</text:p>
          </table:table-cell>
          <table:table-cell table:style-name="ce18" office:value-type="float" office:value="144.7403143299" calcext:value-type="float">
            <text:p>145</text:p>
          </table:table-cell>
          <table:table-cell table:style-name="ce18" office:value-type="float" office:value="582.1404645724" calcext:value-type="float">
            <text:p>582</text:p>
          </table:table-cell>
          <table:table-cell table:style-name="ce18" office:value-type="float" office:value="1751.3683837073" calcext:value-type="float">
            <text:p>1 751</text:p>
          </table:table-cell>
          <table:table-cell table:style-name="ce18" office:value-type="float" office:value="927.5874635586" calcext:value-type="float">
            <text:p>928</text:p>
          </table:table-cell>
          <table:table-cell table:style-name="ce18" office:value-type="float" office:value="2766.2631086339" calcext:value-type="float">
            <text:p>2 766</text:p>
          </table:table-cell>
          <table:table-cell table:style-name="ce18" office:value-type="float" office:value="2685.2770493023" calcext:value-type="float">
            <text:p>2 685</text:p>
          </table:table-cell>
          <table:table-cell table:style-name="ce18" office:value-type="float" office:value="1962.2692141376" calcext:value-type="float">
            <text:p>1 962</text:p>
          </table:table-cell>
          <table:table-cell table:style-name="ce18" office:value-type="float" office:value="3948.7696474957" calcext:value-type="float">
            <text:p>3 949</text:p>
          </table:table-cell>
          <table:table-cell table:style-name="ce7" office:value-type="float" office:value="4727.1819405361" calcext:value-type="float">
            <text:p>4 727</text:p>
          </table:table-cell>
          <table:table-cell table:style-name="ce7" office:value-type="float" office:value="3913.4324818424" calcext:value-type="float">
            <text:p>3 913</text:p>
          </table:table-cell>
          <table:table-cell table:style-name="ce7" office:value-type="float" office:value="2187.5284895987" calcext:value-type="float">
            <text:p>2 188</text:p>
          </table:table-cell>
          <table:table-cell table:style-name="ce7" office:value-type="float" office:value="2690.7039433401" calcext:value-type="float">
            <text:p>2 691</text:p>
          </table:table-cell>
          <table:table-cell table:style-name="ce27" table:formula="of:=[.AD15]/SUM([.$AD15:.$AG15])*100" office:value-type="float" office:value="34.9673458922037" calcext:value-type="float">
            <text:p>34,97</text:p>
          </table:table-cell>
          <table:table-cell table:style-name="ce27" table:formula="of:=[.AE15]/SUM([.$AD15:.$AG15])*100" office:value-type="float" office:value="28.9479755464731" calcext:value-type="float">
            <text:p>28,95</text:p>
          </table:table-cell>
          <table:table-cell table:style-name="ce27" table:formula="of:=[.AF15]/SUM([.$AD15:.$AG15])*100" office:value-type="float" office:value="16.1813245834521" calcext:value-type="float">
            <text:p>16,18</text:p>
          </table:table-cell>
          <table:table-cell table:style-name="ce27" table:formula="of:=[.AG15]/SUM([.$AD15:.$AG15])*100" office:value-type="float" office:value="19.9033539778711" calcext:value-type="float">
            <text:p>19,9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995" calcext:value-type="float">
            <text:p>995</text:p>
          </table:table-cell>
          <table:table-cell table:style-name="ce7" office:value-type="float" office:value="687" calcext:value-type="float">
            <text:p>687</text:p>
          </table:table-cell>
          <table:table-cell table:style-name="ce7" office:value-type="float" office:value="1707" calcext:value-type="float">
            <text:p>1 707</text:p>
          </table:table-cell>
          <table:table-cell table:style-name="ce30" table:formula="of:=[.AL15]/[.$AP15]*100" office:value-type="float" office:value="0.70298769771529" calcext:value-type="float">
            <text:p>0,70</text:p>
          </table:table-cell>
          <table:table-cell table:style-name="ce30" table:formula="of:=[.AM15]/[.$AP15]*100" office:value-type="float" office:value="0.761570005858231" calcext:value-type="float">
            <text:p>0,76</text:p>
          </table:table-cell>
          <table:table-cell table:style-name="ce30" table:formula="of:=[.AN15]/[.$AP15]*100" office:value-type="float" office:value="58.2893966022261" calcext:value-type="float">
            <text:p>58,29</text:p>
          </table:table-cell>
          <table:table-cell table:style-name="ce30" table:formula="of:=[.AO15]/[.$AP15]*100" office:value-type="float" office:value="40.2460456942004" calcext:value-type="float">
            <text:p>40,25</text:p>
          </table:table-cell>
          <table:table-cell table:style-name="ce33" table:number-columns-repeated="978"/>
        </table:table-row>
        <table:table-row table:style-name="ro2">
          <table:table-cell table:style-name="ce2" office:value-type="string" calcext:value-type="string">
            <text:p>242700607</text:p>
          </table:table-cell>
          <table:table-cell table:style-name="ce2" office:value-type="string" calcext:value-type="string">
            <text:p>CC du Pays du Neubourg</text:p>
          </table:table-cell>
          <table:table-cell table:style-name="ce7" office:value-type="float" office:value="6422.8855312695" calcext:value-type="float">
            <text:p>6 423</text:p>
          </table:table-cell>
          <table:table-cell table:style-name="ce7" office:value-type="float" office:value="7885.1326571303" calcext:value-type="float">
            <text:p>7 885</text:p>
          </table:table-cell>
          <table:table-cell table:style-name="ce9" office:value-type="float" office:value="81.4556433043833" calcext:value-type="float">
            <text:p>81,4556433044</text:p>
          </table:table-cell>
          <table:table-cell table:style-name="ce12" office:value-type="float" office:value="1304.3685564739" calcext:value-type="float">
            <text:p>1 304</text:p>
          </table:table-cell>
          <table:table-cell table:style-name="ce12" office:value-type="float" office:value="363.8753933023" calcext:value-type="float">
            <text:p>364</text:p>
          </table:table-cell>
          <table:table-cell table:style-name="ce12" office:value-type="float" office:value="2173.5348178649" calcext:value-type="float">
            <text:p>2 174</text:p>
          </table:table-cell>
          <table:table-cell table:style-name="ce12" office:value-type="float" office:value="548.5241474242" calcext:value-type="float">
            <text:p>549</text:p>
          </table:table-cell>
          <table:table-cell table:style-name="ce12" office:value-type="float" office:value="2032.5826162042" calcext:value-type="float">
            <text:p>2 033</text:p>
          </table:table-cell>
          <table:table-cell table:style-name="ce9" office:value-type="float" office:value="9337" calcext:value-type="float">
            <text:p>9337</text:p>
          </table:table-cell>
          <table:table-cell table:style-name="ce9" office:value-type="float" office:value="5498" calcext:value-type="float">
            <text:p>5498</text:p>
          </table:table-cell>
          <table:table-cell table:style-name="ce9" office:value-type="float" office:value="58.8840098532719" calcext:value-type="float">
            <text:p>58,8840098533</text:p>
          </table:table-cell>
          <table:table-cell table:style-name="ce18" office:value-type="float" office:value="8044.5769572313" calcext:value-type="float">
            <text:p>8 045</text:p>
          </table:table-cell>
          <table:table-cell table:style-name="ce18" office:value-type="float" office:value="371.9823553338" calcext:value-type="float">
            <text:p>372</text:p>
          </table:table-cell>
          <table:table-cell table:style-name="ce18" office:value-type="float" office:value="914.2534849913" calcext:value-type="float">
            <text:p>914</text:p>
          </table:table-cell>
          <table:table-cell table:style-name="ce18" office:value-type="float" office:value="831.0873955534" calcext:value-type="float">
            <text:p>831</text:p>
          </table:table-cell>
          <table:table-cell table:style-name="ce18" office:value-type="float" office:value="269.9374241443" calcext:value-type="float">
            <text:p>270</text:p>
          </table:table-cell>
          <table:table-cell table:style-name="ce18" office:value-type="float" office:value="3650.6412436231" calcext:value-type="float">
            <text:p>3 651</text:p>
          </table:table-cell>
          <table:table-cell table:style-name="ce21" table:formula="of:=([.N16]+[.P16])/SUM([.N16:.R16])" office:value-type="float" office:value="0.858796960892569" calcext:value-type="float">
            <text:p>0,859</text:p>
          </table:table-cell>
          <table:table-cell table:style-name="ce21" table:formula="of:=[.P16]/([.N16]+[.P16])" office:value-type="float" office:value="0.102050540066308" calcext:value-type="float">
            <text:p>0,102</text:p>
          </table:table-cell>
          <table:table-cell table:style-name="ce18" office:value-type="float" office:value="183.2307421594" calcext:value-type="float">
            <text:p>183</text:p>
          </table:table-cell>
          <table:table-cell table:style-name="ce18" office:value-type="float" office:value="567.3761690602" calcext:value-type="float">
            <text:p>567</text:p>
          </table:table-cell>
          <table:table-cell table:style-name="ce18" office:value-type="float" office:value="1434.5773119153" calcext:value-type="float">
            <text:p>1 435</text:p>
          </table:table-cell>
          <table:table-cell table:style-name="ce18" office:value-type="float" office:value="779.7379111604" calcext:value-type="float">
            <text:p>780</text:p>
          </table:table-cell>
          <table:table-cell table:style-name="ce18" office:value-type="float" office:value="2330.4125104888" calcext:value-type="float">
            <text:p>2 330</text:p>
          </table:table-cell>
          <table:table-cell table:style-name="ce18" office:value-type="float" office:value="2854.7503050661" calcext:value-type="float">
            <text:p>2 855</text:p>
          </table:table-cell>
          <table:table-cell table:style-name="ce18" office:value-type="float" office:value="2096.4536236476" calcext:value-type="float">
            <text:p>2 096</text:p>
          </table:table-cell>
          <table:table-cell table:style-name="ce18" office:value-type="float" office:value="3822.6143500218" calcext:value-type="float">
            <text:p>3 823</text:p>
          </table:table-cell>
          <table:table-cell table:style-name="ce7" office:value-type="float" office:value="4524.0809128094" calcext:value-type="float">
            <text:p>4 524</text:p>
          </table:table-cell>
          <table:table-cell table:style-name="ce7" office:value-type="float" office:value="3757.0450236566" calcext:value-type="float">
            <text:p>3 757</text:p>
          </table:table-cell>
          <table:table-cell table:style-name="ce7" office:value-type="float" office:value="2082.1364773045" calcext:value-type="float">
            <text:p>2 082</text:p>
          </table:table-cell>
          <table:table-cell table:style-name="ce7" office:value-type="float" office:value="2523.7442160271" calcext:value-type="float">
            <text:p>2 524</text:p>
          </table:table-cell>
          <table:table-cell table:style-name="ce27" table:formula="of:=[.AD16]/SUM([.$AD16:.$AG16])*100" office:value-type="float" office:value="35.1057545229218" calcext:value-type="float">
            <text:p>35,11</text:p>
          </table:table-cell>
          <table:table-cell table:style-name="ce27" table:formula="of:=[.AE16]/SUM([.$AD16:.$AG16])*100" office:value-type="float" office:value="29.1537447879439" calcext:value-type="float">
            <text:p>29,15</text:p>
          </table:table-cell>
          <table:table-cell table:style-name="ce27" table:formula="of:=[.AF16]/SUM([.$AD16:.$AG16])*100" office:value-type="float" office:value="16.156866657383" calcext:value-type="float">
            <text:p>16,16</text:p>
          </table:table-cell>
          <table:table-cell table:style-name="ce27" table:formula="of:=[.AG16]/SUM([.$AD16:.$AG16])*100" office:value-type="float" office:value="19.5836340317514" calcext:value-type="float">
            <text:p>19,58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104" calcext:value-type="float">
            <text:p>1 104</text:p>
          </table:table-cell>
          <table:table-cell table:style-name="ce7" office:value-type="float" office:value="797" calcext:value-type="float">
            <text:p>797</text:p>
          </table:table-cell>
          <table:table-cell table:style-name="ce7" office:value-type="float" office:value="1955" calcext:value-type="float">
            <text:p>1 955</text:p>
          </table:table-cell>
          <table:table-cell table:style-name="ce30" table:formula="of:=[.AL16]/[.$AP16]*100" office:value-type="float" office:value="1.58567774936061" calcext:value-type="float">
            <text:p>1,59</text:p>
          </table:table-cell>
          <table:table-cell table:style-name="ce30" table:formula="of:=[.AM16]/[.$AP16]*100" office:value-type="float" office:value="1.17647058823529" calcext:value-type="float">
            <text:p>1,18</text:p>
          </table:table-cell>
          <table:table-cell table:style-name="ce30" table:formula="of:=[.AN16]/[.$AP16]*100" office:value-type="float" office:value="56.4705882352941" calcext:value-type="float">
            <text:p>56,47</text:p>
          </table:table-cell>
          <table:table-cell table:style-name="ce30" table:formula="of:=[.AO16]/[.$AP16]*100" office:value-type="float" office:value="40.76726342711" calcext:value-type="float">
            <text:p>40,77</text:p>
          </table:table-cell>
          <table:table-cell table:style-name="ce33" table:number-columns-repeated="978"/>
        </table:table-row>
        <table:table-row table:style-name="ro2">
          <table:table-cell table:style-name="ce2" office:value-type="string" calcext:value-type="string">
            <text:p>242700623</text:p>
          </table:table-cell>
          <table:table-cell table:style-name="ce2" office:value-type="string" calcext:value-type="string">
            <text:p>CC Eure-Madrie-Seine</text:p>
          </table:table-cell>
          <table:table-cell table:style-name="ce7" office:value-type="float" office:value="9084.1024934447" calcext:value-type="float">
            <text:p>9 084</text:p>
          </table:table-cell>
          <table:table-cell table:style-name="ce7" office:value-type="float" office:value="12286.234614195" calcext:value-type="float">
            <text:p>12 286</text:p>
          </table:table-cell>
          <table:table-cell table:style-name="ce9" office:value-type="float" office:value="73.9372377192709" calcext:value-type="float">
            <text:p>73,9372377193</text:p>
          </table:table-cell>
          <table:table-cell table:style-name="ce12" office:value-type="float" office:value="1900.9400402106" calcext:value-type="float">
            <text:p>1 901</text:p>
          </table:table-cell>
          <table:table-cell table:style-name="ce12" office:value-type="float" office:value="144.5652844857" calcext:value-type="float">
            <text:p>145</text:p>
          </table:table-cell>
          <table:table-cell table:style-name="ce12" office:value-type="float" office:value="4346.8934818567" calcext:value-type="float">
            <text:p>4 347</text:p>
          </table:table-cell>
          <table:table-cell table:style-name="ce12" office:value-type="float" office:value="831.4501934545" calcext:value-type="float">
            <text:p>831</text:p>
          </table:table-cell>
          <table:table-cell table:style-name="ce12" office:value-type="float" office:value="1860.2534934372" calcext:value-type="float">
            <text:p>1 860</text:p>
          </table:table-cell>
          <table:table-cell table:style-name="ce9" office:value-type="float" office:value="15050" calcext:value-type="float">
            <text:p>15050</text:p>
          </table:table-cell>
          <table:table-cell table:style-name="ce9" office:value-type="float" office:value="8848" calcext:value-type="float">
            <text:p>8848</text:p>
          </table:table-cell>
          <table:table-cell table:style-name="ce9" office:value-type="float" office:value="58.7906976744186" calcext:value-type="float">
            <text:p>58,7906976744</text:p>
          </table:table-cell>
          <table:table-cell table:style-name="ce18" office:value-type="float" office:value="12221.690362054" calcext:value-type="float">
            <text:p>12 222</text:p>
          </table:table-cell>
          <table:table-cell table:style-name="ce18" office:value-type="float" office:value="766.2108339308" calcext:value-type="float">
            <text:p>766</text:p>
          </table:table-cell>
          <table:table-cell table:style-name="ce18" office:value-type="float" office:value="1805.5770484479" calcext:value-type="float">
            <text:p>1 806</text:p>
          </table:table-cell>
          <table:table-cell table:style-name="ce18" office:value-type="float" office:value="1437.5492259811" calcext:value-type="float">
            <text:p>1 438</text:p>
          </table:table-cell>
          <table:table-cell table:style-name="ce18" office:value-type="float" office:value="679.3906381565" calcext:value-type="float">
            <text:p>679</text:p>
          </table:table-cell>
          <table:table-cell table:style-name="ce18" office:value-type="float" office:value="5590.6568912655" calcext:value-type="float">
            <text:p>5 591</text:p>
          </table:table-cell>
          <table:table-cell table:style-name="ce21" table:formula="of:=([.N17]+[.P17])/SUM([.N17:.R17])" office:value-type="float" office:value="0.829504469992543" calcext:value-type="float">
            <text:p>0,830</text:p>
          </table:table-cell>
          <table:table-cell table:style-name="ce21" table:formula="of:=[.P17]/([.N17]+[.P17])" office:value-type="float" office:value="0.128719086591028" calcext:value-type="float">
            <text:p>0,129</text:p>
          </table:table-cell>
          <table:table-cell table:style-name="ce18" office:value-type="float" office:value="109.7295809849" calcext:value-type="float">
            <text:p>110</text:p>
          </table:table-cell>
          <table:table-cell table:style-name="ce18" office:value-type="float" office:value="751.7132958927" calcext:value-type="float">
            <text:p>752</text:p>
          </table:table-cell>
          <table:table-cell table:style-name="ce18" office:value-type="float" office:value="2854.2370427897" calcext:value-type="float">
            <text:p>2 854</text:p>
          </table:table-cell>
          <table:table-cell table:style-name="ce18" office:value-type="float" office:value="1548.0018925538" calcext:value-type="float">
            <text:p>1 548</text:p>
          </table:table-cell>
          <table:table-cell table:style-name="ce18" office:value-type="float" office:value="3668.3066121724" calcext:value-type="float">
            <text:p>3 668</text:p>
          </table:table-cell>
          <table:table-cell table:style-name="ce18" office:value-type="float" office:value="4508.3233766104" calcext:value-type="float">
            <text:p>4 508</text:p>
          </table:table-cell>
          <table:table-cell table:style-name="ce18" office:value-type="float" office:value="3417.2275186689" calcext:value-type="float">
            <text:p>3 417</text:p>
          </table:table-cell>
          <table:table-cell table:style-name="ce18" office:value-type="float" office:value="5628.0255370646" calcext:value-type="float">
            <text:p>5 628</text:p>
          </table:table-cell>
          <table:table-cell table:style-name="ce7" office:value-type="float" office:value="6995.6996271155" calcext:value-type="float">
            <text:p>6 996</text:p>
          </table:table-cell>
          <table:table-cell table:style-name="ce7" office:value-type="float" office:value="5824.5900657597" calcext:value-type="float">
            <text:p>5 825</text:p>
          </table:table-cell>
          <table:table-cell table:style-name="ce7" office:value-type="float" office:value="3440.3419947505" calcext:value-type="float">
            <text:p>3 440</text:p>
          </table:table-cell>
          <table:table-cell table:style-name="ce7" office:value-type="float" office:value="4278.3059970556" calcext:value-type="float">
            <text:p>4 278</text:p>
          </table:table-cell>
          <table:table-cell table:style-name="ce27" table:formula="of:=[.AD17]/SUM([.$AD17:.$AG17])*100" office:value-type="float" office:value="34.0606692250357" calcext:value-type="float">
            <text:p>34,06</text:p>
          </table:table-cell>
          <table:table-cell table:style-name="ce27" table:formula="of:=[.AE17]/SUM([.$AD17:.$AG17])*100" office:value-type="float" office:value="28.3587698408759" calcext:value-type="float">
            <text:p>28,36</text:p>
          </table:table-cell>
          <table:table-cell table:style-name="ce27" table:formula="of:=[.AF17]/SUM([.$AD17:.$AG17])*100" office:value-type="float" office:value="16.750340487748" calcext:value-type="float">
            <text:p>16,75</text:p>
          </table:table-cell>
          <table:table-cell table:style-name="ce27" table:formula="of:=[.AG17]/SUM([.$AD17:.$AG17])*100" office:value-type="float" office:value="20.8302204463404" calcext:value-type="float">
            <text:p>20,83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579" calcext:value-type="float">
            <text:p>1 579</text:p>
          </table:table-cell>
          <table:table-cell table:style-name="ce7" office:value-type="float" office:value="1007" calcext:value-type="float">
            <text:p>1 007</text:p>
          </table:table-cell>
          <table:table-cell table:style-name="ce7" office:value-type="float" office:value="2664" calcext:value-type="float">
            <text:p>2 664</text:p>
          </table:table-cell>
          <table:table-cell table:style-name="ce30" table:formula="of:=[.AL17]/[.$AP17]*100" office:value-type="float" office:value="1.72672672672673" calcext:value-type="float">
            <text:p>1,73</text:p>
          </table:table-cell>
          <table:table-cell table:style-name="ce30" table:formula="of:=[.AM17]/[.$AP17]*100" office:value-type="float" office:value="1.2012012012012" calcext:value-type="float">
            <text:p>1,20</text:p>
          </table:table-cell>
          <table:table-cell table:style-name="ce30" table:formula="of:=[.AN17]/[.$AP17]*100" office:value-type="float" office:value="59.2717717717718" calcext:value-type="float">
            <text:p>59,27</text:p>
          </table:table-cell>
          <table:table-cell table:style-name="ce30" table:formula="of:=[.AO17]/[.$AP17]*100" office:value-type="float" office:value="37.8003003003003" calcext:value-type="float">
            <text:p>37,80</text:p>
          </table:table-cell>
          <table:table-cell table:style-name="ce33" table:number-columns-repeated="978"/>
        </table:table-row>
        <table:table-row table:style-name="ro3"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Eure</text:p>
          </table:table-cell>
          <table:table-cell table:style-name="ce7" office:value-type="float" office:value="201826.579813554" calcext:value-type="float">
            <text:p>201 827</text:p>
          </table:table-cell>
          <table:table-cell table:style-name="ce7" office:value-type="float" office:value="246042.324175648" calcext:value-type="float">
            <text:p>246 042</text:p>
          </table:table-cell>
          <table:table-cell table:style-name="ce9" office:value-type="float" office:value="82.0292120429944" calcext:value-type="float">
            <text:p>82,029212043</text:p>
          </table:table-cell>
          <table:table-cell table:style-name="ce13" office:value-type="float" office:value="62889.3438464996" calcext:value-type="float">
            <text:p>62 889</text:p>
          </table:table-cell>
          <table:table-cell table:style-name="ce13" office:value-type="float" office:value="5867.09067034369" calcext:value-type="float">
            <text:p>5 867</text:p>
          </table:table-cell>
          <table:table-cell table:style-name="ce13" office:value-type="float" office:value="77203.9597565514" calcext:value-type="float">
            <text:p>77 204</text:p>
          </table:table-cell>
          <table:table-cell table:style-name="ce13" office:value-type="float" office:value="15309.1736609177" calcext:value-type="float">
            <text:p>15 309</text:p>
          </table:table-cell>
          <table:table-cell table:style-name="ce13" office:value-type="float" office:value="40557.011879241" calcext:value-type="float">
            <text:p>40 557</text:p>
          </table:table-cell>
          <table:table-cell table:style-name="ce9" office:value-type="float" office:value="321607" calcext:value-type="float">
            <text:p>321607</text:p>
          </table:table-cell>
          <table:table-cell table:style-name="ce9" office:value-type="float" office:value="177556" calcext:value-type="float">
            <text:p>177556</text:p>
          </table:table-cell>
          <table:table-cell table:style-name="ce9" office:value-type="float" office:value="55.2089973166007" calcext:value-type="float">
            <text:p>55,2089973166</text:p>
          </table:table-cell>
          <table:table-cell table:style-name="ce18" office:value-type="float" office:value="245884.211404487" calcext:value-type="float">
            <text:p>245 884</text:p>
          </table:table-cell>
          <table:table-cell table:style-name="ce18" office:value-type="float" office:value="19170.3278683695" calcext:value-type="float">
            <text:p>19 170</text:p>
          </table:table-cell>
          <table:table-cell table:style-name="ce18" office:value-type="float" office:value="37773.908682374" calcext:value-type="float">
            <text:p>37 774</text:p>
          </table:table-cell>
          <table:table-cell table:style-name="ce18" office:value-type="float" office:value="30326.743824522" calcext:value-type="float">
            <text:p>30 327</text:p>
          </table:table-cell>
          <table:table-cell table:style-name="ce18" office:value-type="float" office:value="13772.9633651494" calcext:value-type="float">
            <text:p>13 773</text:p>
          </table:table-cell>
          <table:table-cell table:style-name="ce18" office:value-type="float" office:value="126923.980383537" calcext:value-type="float">
            <text:p>126 924</text:p>
          </table:table-cell>
          <table:table-cell table:style-name="ce21" table:formula="of:=([.N18]+[.P18])/SUM([.N18:.R18])" office:value-type="float" office:value="0.81762784565117" calcext:value-type="float">
            <text:p>0,818</text:p>
          </table:table-cell>
          <table:table-cell table:style-name="ce21" table:formula="of:=[.P18]/([.N18]+[.P18])" office:value-type="float" office:value="0.133167027514696" calcext:value-type="float">
            <text:p>0,133</text:p>
          </table:table-cell>
          <table:table-cell table:style-name="ce18" office:value-type="float" office:value="3929.3850395771" calcext:value-type="float">
            <text:p>3 929</text:p>
          </table:table-cell>
          <table:table-cell table:style-name="ce18" office:value-type="float" office:value="16936.1928389828" calcext:value-type="float">
            <text:p>16 936</text:p>
          </table:table-cell>
          <table:table-cell table:style-name="ce18" office:value-type="float" office:value="65149.6047250061" calcext:value-type="float">
            <text:p>65 150</text:p>
          </table:table-cell>
          <table:table-cell table:style-name="ce18" office:value-type="float" office:value="30549.1451740202" calcext:value-type="float">
            <text:p>30 549</text:p>
          </table:table-cell>
          <table:table-cell table:style-name="ce18" office:value-type="float" office:value="78711.9696521232" calcext:value-type="float">
            <text:p>78 712</text:p>
          </table:table-cell>
          <table:table-cell table:style-name="ce18" office:value-type="float" office:value="84191.1325195358" calcext:value-type="float">
            <text:p>84 191</text:p>
          </table:table-cell>
          <table:table-cell table:style-name="ce18" office:value-type="float" office:value="66545.8600482666" calcext:value-type="float">
            <text:p>66 546</text:p>
          </table:table-cell>
          <table:table-cell table:style-name="ce18" office:value-type="float" office:value="127437.020673137" calcext:value-type="float">
            <text:p>127 437</text:p>
          </table:table-cell>
          <table:table-cell table:style-name="ce7" office:value-type="float" office:value="156066.908421686" calcext:value-type="float">
            <text:p>156 067</text:p>
          </table:table-cell>
          <table:table-cell table:style-name="ce7" office:value-type="float" office:value="119246.474635729" calcext:value-type="float">
            <text:p>119 246</text:p>
          </table:table-cell>
          <table:table-cell table:style-name="ce7" office:value-type="float" office:value="69920.0341928678" calcext:value-type="float">
            <text:p>69 920</text:p>
          </table:table-cell>
          <table:table-cell table:style-name="ce7" office:value-type="float" office:value="87262.325354275" calcext:value-type="float">
            <text:p>87 262</text:p>
          </table:table-cell>
          <table:table-cell table:style-name="ce27" table:formula="of:=[.AD18]/SUM([.$AD18:.$AG18])*100" office:value-type="float" office:value="36.0851895285319" calcext:value-type="float">
            <text:p>36,09</text:p>
          </table:table-cell>
          <table:table-cell table:style-name="ce27" table:formula="of:=[.AE18]/SUM([.$AD18:.$AG18])*100" office:value-type="float" office:value="27.5717106294753" calcext:value-type="float">
            <text:p>27,57</text:p>
          </table:table-cell>
          <table:table-cell table:style-name="ce27" table:formula="of:=[.AF18]/SUM([.$AD18:.$AG18])*100" office:value-type="float" office:value="16.1666410336893" calcext:value-type="float">
            <text:p>16,17</text:p>
          </table:table-cell>
          <table:table-cell table:style-name="ce27" table:formula="of:=[.AG18]/SUM([.$AD18:.$AG18])*100" office:value-type="float" office:value="20.1764588083035" calcext:value-type="float">
            <text:p>20,18</text:p>
          </table:table-cell>
          <table:table-cell table:style-name="ce7" table:number-columns-repeated="5"/>
          <table:table-cell table:style-name="ce28" table:number-columns-repeated="4"/>
          <table:table-cell table:number-columns-repeated="978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Normandie</text:p>
          </table:table-cell>
          <table:table-cell table:style-name="ce8" office:value-type="float" office:value="1289562.54133348" calcext:value-type="float">
            <text:p>1 289 563</text:p>
          </table:table-cell>
          <table:table-cell table:style-name="ce8" office:value-type="float" office:value="1329858.60499722" calcext:value-type="float">
            <text:p>1 329 859</text:p>
          </table:table-cell>
          <table:table-cell table:style-name="ce10" office:value-type="float" office:value="96.9698986409296" calcext:value-type="float">
            <text:p>96,9698986409</text:p>
          </table:table-cell>
          <table:table-cell table:style-name="ce14" office:value-type="float" office:value="410496.009599597" calcext:value-type="float">
            <text:p>410 496</text:p>
          </table:table-cell>
          <table:table-cell table:style-name="ce14" office:value-type="float" office:value="46332.802552572" calcext:value-type="float">
            <text:p>46 333</text:p>
          </table:table-cell>
          <table:table-cell table:style-name="ce14" office:value-type="float" office:value="522627.513238675" calcext:value-type="float">
            <text:p>522 628</text:p>
          </table:table-cell>
          <table:table-cell table:style-name="ce14" office:value-type="float" office:value="96925.7837352134" calcext:value-type="float">
            <text:p>96 926</text:p>
          </table:table-cell>
          <table:table-cell table:style-name="ce14" office:value-type="float" office:value="213180.432207426" calcext:value-type="float">
            <text:p>213 180</text:p>
          </table:table-cell>
          <table:table-cell table:style-name="ce10" office:value-type="float" office:value="1847677" calcext:value-type="float">
            <text:p>1847677</text:p>
          </table:table-cell>
          <table:table-cell table:style-name="ce10" office:value-type="float" office:value="964415" calcext:value-type="float">
            <text:p>964415</text:p>
          </table:table-cell>
          <table:table-cell table:style-name="ce10" office:value-type="float" office:value="52.1960818909366" calcext:value-type="float">
            <text:p>52,1960818909</text:p>
          </table:table-cell>
          <table:table-cell table:style-name="ce19" office:value-type="float" office:value="1330456.53786606" calcext:value-type="float">
            <text:p>1 330 457</text:p>
          </table:table-cell>
          <table:table-cell table:style-name="ce19" office:value-type="float" office:value="104985.546212661" calcext:value-type="float">
            <text:p>104 986</text:p>
          </table:table-cell>
          <table:table-cell table:style-name="ce19" office:value-type="float" office:value="203664.459744788" calcext:value-type="float">
            <text:p>203 664</text:p>
          </table:table-cell>
          <table:table-cell table:style-name="ce19" office:value-type="float" office:value="202434.67397176" calcext:value-type="float">
            <text:p>202 435</text:p>
          </table:table-cell>
          <table:table-cell table:style-name="ce19" office:value-type="float" office:value="79043.3024445548" calcext:value-type="float">
            <text:p>79 043</text:p>
          </table:table-cell>
          <table:table-cell table:style-name="ce19" office:value-type="float" office:value="790800.39141229" calcext:value-type="float">
            <text:p>790 800</text:p>
          </table:table-cell>
          <table:table-cell table:style-name="ce21" table:formula="of:=([.N19]+[.P19])/SUM([.N19:.R19])" office:value-type="float" office:value="0.798778174791954" calcext:value-type="float">
            <text:p>0,799</text:p>
          </table:table-cell>
          <table:table-cell table:style-name="ce21" table:formula="of:=[.P19]/([.N19]+[.P19])" office:value-type="float" office:value="0.132756451454588" calcext:value-type="float">
            <text:p>0,133</text:p>
          </table:table-cell>
          <table:table-cell table:style-name="ce19" office:value-type="float" office:value="28601.100108784" calcext:value-type="float">
            <text:p>28 601</text:p>
          </table:table-cell>
          <table:table-cell table:style-name="ce19" office:value-type="float" office:value="88200.1380126957" calcext:value-type="float">
            <text:p>88 200</text:p>
          </table:table-cell>
          <table:table-cell table:style-name="ce19" office:value-type="float" office:value="404575.068494473" calcext:value-type="float">
            <text:p>404 575</text:p>
          </table:table-cell>
          <table:table-cell table:style-name="ce19" office:value-type="float" office:value="167370.470131713" calcext:value-type="float">
            <text:p>167 370</text:p>
          </table:table-cell>
          <table:table-cell table:style-name="ce19" office:value-type="float" office:value="448853.855672825" calcext:value-type="float">
            <text:p>448 854</text:p>
          </table:table-cell>
          <table:table-cell table:style-name="ce19" office:value-type="float" office:value="420484.572399482" calcext:value-type="float">
            <text:p>420 485</text:p>
          </table:table-cell>
          <table:table-cell table:style-name="ce19" office:value-type="float" office:value="360312.832835401" calcext:value-type="float">
            <text:p>360 313</text:p>
          </table:table-cell>
          <table:table-cell table:style-name="ce19" office:value-type="float" office:value="792505.684233486" calcext:value-type="float">
            <text:p>792 506</text:p>
          </table:table-cell>
          <table:table-cell table:style-name="ce8" office:value-type="float" office:value="886133.561865528" calcext:value-type="float">
            <text:p>886 134</text:p>
          </table:table-cell>
          <table:table-cell table:style-name="ce8" office:value-type="float" office:value="668411.14138587" calcext:value-type="float">
            <text:p>668 411</text:p>
          </table:table-cell>
          <table:table-cell table:style-name="ce8" office:value-type="float" office:value="375956.233436612" calcext:value-type="float">
            <text:p>375 956</text:p>
          </table:table-cell>
          <table:table-cell table:style-name="ce8" office:value-type="float" office:value="506640.809231681" calcext:value-type="float">
            <text:p>506 641</text:p>
          </table:table-cell>
          <table:table-cell table:style-name="ce27" table:formula="of:=[.AD19]/SUM([.$AD19:.$AG19])*100" office:value-type="float" office:value="36.3595413910213" calcext:value-type="float">
            <text:p>36,36</text:p>
          </table:table-cell>
          <table:table-cell table:style-name="ce27" table:formula="of:=[.AE19]/SUM([.$AD19:.$AG19])*100" office:value-type="float" office:value="27.426026512612" calcext:value-type="float">
            <text:p>27,43</text:p>
          </table:table-cell>
          <table:table-cell table:style-name="ce27" table:formula="of:=[.AF19]/SUM([.$AD19:.$AG19])*100" office:value-type="float" office:value="15.4261127431773" calcext:value-type="float">
            <text:p>15,43</text:p>
          </table:table-cell>
          <table:table-cell table:style-name="ce27" table:formula="of:=[.AG19]/SUM([.$AD19:.$AG19])*100" office:value-type="float" office:value="20.7883193531894" calcext:value-type="float">
            <text:p>20,79</text:p>
          </table:table-cell>
          <table:table-cell table:style-name="ce8" table:number-columns-repeated="5"/>
          <table:table-cell table:style-name="ce28" table:number-columns-repeated="4"/>
          <table:table-cell table:number-columns-repeated="978"/>
        </table:table-row>
        <table:table-row table:style-name="ro3">
          <table:table-cell table:number-columns-repeated="5"/>
          <table:table-cell table:style-name="ce15" table:number-columns-repeated="5"/>
          <table:table-cell table:number-columns-repeated="11"/>
          <table:table-cell table:style-name="ce23" table:number-columns-repeated="7"/>
          <table:table-cell table:number-columns-repeated="996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number-columns-repeated="38"/>
          <table:table-cell office:value-type="string" calcext:value-type="string">
            <text:p><text:span text:style-name="T2"/></text:p>
          </table:table-cell>
          <table:table-cell table:number-columns-repeated="985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7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7P2" style:volatile="true">
      <number:text> </number:text>
      <loext:fill-character> </loext:fill-character>
      <number:text>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5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9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9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3" number:min-integer-digits="1" number:grouping="true"/>
    </number:number-style>
    <number:currency-style style:name="N13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5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e_20_du_20_pilote_20_-_20_Champ" style:display-name="Table du pilote - Champ" style:family="table-cell" style:parent-style-name="Default"/>
    <style:style style:name="Table_20_du_20_pilote_20_-_20_Catégorie" style:display-name="Table du pilote - Catégorie" style:family="table-cell" style:parent-style-name="Default">
      <style:table-cell-properties style:text-align-source="fix" style:repeat-content="false"/>
      <style:paragraph-properties fo:text-align="start"/>
    </style:style>
    <style:style style:name="Table_20_du_20_pilote_20_-_20_Valeur" style:display-name="Table du pilote - Valeur" style:family="table-cell" style:parent-style-name="Default"/>
    <style:style style:name="Table_20_du_20_pilote_20_-_20_Titre" style:display-name="Table du pilote - Titr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Table_20_du_20_pilote_20_-_20_Résultat" style:display-name="Table du pilote - Résultat" style:family="table-cell" style:parent-style-name="Default">
      <style:text-properties fo:font-weight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1cm" fo:margin-bottom="2.491cm" fo:margin-left="1.991cm" fo:margin-right="1.991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/00/0000</text:date>, <text:time style:data-style-name="N2" text:time-value="13:58:37.5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2013" style:display-name="PageStyle_201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17-09-14T16:49:07.182000000</dc:date>
    <meta:editing-duration>PT11H37S</meta:editing-duration>
    <meta:editing-cycles>34</meta:editing-cycles>
    <meta:document-statistic meta:table-count="1" meta:cell-count="855" meta:object-count="0"/>
  </office:meta>
</office:document-meta>
</file>